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helvetica1" svg:font-family="helvetica, Arial, sans-serif"/>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adornments="Estándar" style:font-family-generic="swiss" style:font-pitch="variable"/>
    <style:font-face style:name="Liberation Sans2" svg:font-family="'Liberation Sans'" style:font-adornments="Grosa"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áboa1" style:family="table">
      <style:table-properties style:width="17.013cm" fo:margin-left="0cm" table:align="left"/>
    </style:style>
    <style:style style:name="Táboa1.A" style:family="table-column">
      <style:table-column-properties style:column-width="9.604cm"/>
    </style:style>
    <style:style style:name="Táboa1.B" style:family="table-column">
      <style:table-column-properties style:column-width="3.889cm"/>
    </style:style>
    <style:style style:name="Táboa1.C" style:family="table-column">
      <style:table-column-properties style:column-width="3.519cm"/>
    </style:style>
    <style:style style:name="Táboa1.A1" style:family="table-cell">
      <style:table-cell-properties style:vertical-align="middle" fo:background-color="#c3dcf7" fo:padding="0.049cm" fo:border="0.5pt solid #d4e0ee">
        <style:background-image/>
      </style:table-cell-properties>
    </style:style>
    <style:style style:name="Táboa1.2" style:family="table-row">
      <style:table-row-properties fo:background-color="#fcfdfe">
        <style:background-image/>
      </style:table-row-properties>
    </style:style>
    <style:style style:name="Táboa1.B2" style:family="table-cell">
      <style:table-cell-properties style:vertical-align="middle" fo:padding="0.049cm" fo:border="0.5pt solid #d4e0ee"/>
    </style:style>
    <style:style style:name="Táboa1.C2" style:family="table-cell">
      <style:table-cell-properties style:vertical-align="middle" fo:padding="0.049cm" fo:border="0.5pt solid #d4e0ee"/>
    </style:style>
    <style:style style:name="Táboa1.B3" style:family="table-cell">
      <style:table-cell-properties style:vertical-align="middle" fo:padding="0.049cm" fo:border="0.5pt solid #d4e0ee"/>
    </style:style>
    <style:style style:name="Táboa1.C3" style:family="table-cell">
      <style:table-cell-properties style:vertical-align="middle" fo:padding="0.049cm" fo:border="0.5pt solid #d4e0ee"/>
    </style:style>
    <style:style style:name="Táboa1.B4" style:family="table-cell">
      <style:table-cell-properties style:vertical-align="middle" fo:padding="0.049cm" fo:border="0.5pt solid #d4e0ee"/>
    </style:style>
    <style:style style:name="Táboa1.C4" style:family="table-cell">
      <style:table-cell-properties style:vertical-align="middle" fo:padding="0.049cm" fo:border="0.5pt solid #d4e0ee"/>
    </style:style>
    <style:style style:name="Táboa1.B5" style:family="table-cell">
      <style:table-cell-properties style:vertical-align="middle" fo:padding="0.049cm" fo:border="0.5pt solid #d4e0ee"/>
    </style:style>
    <style:style style:name="Táboa1.C5" style:family="table-cell">
      <style:table-cell-properties style:vertical-align="middle" fo:padding="0.049cm" fo:border="0.5pt solid #d4e0ee"/>
    </style:style>
    <style:style style:name="Táboa1.6" style:family="table-row">
      <style:table-row-properties fo:background-color="#c3dcf7">
        <style:background-image/>
      </style:table-row-properties>
    </style:style>
    <style:style style:name="Táboa1.B6" style:family="table-cell">
      <style:table-cell-properties style:vertical-align="middle" fo:padding="0.049cm" fo:border="0.5pt solid #d4e0ee"/>
    </style:style>
    <style:style style:name="Táboa1.C6" style:family="table-cell">
      <style:table-cell-properties style:vertical-align="middle" fo:padding="0.049cm" fo:border="0.5pt solid #d4e0ee"/>
    </style:style>
    <style:style style:name="Táboa1.B7" style:family="table-cell">
      <style:table-cell-properties style:vertical-align="middle" fo:padding="0.049cm" fo:border="0.5pt solid #d4e0ee"/>
    </style:style>
    <style:style style:name="Táboa1.C7" style:family="table-cell">
      <style:table-cell-properties style:vertical-align="middle" fo:padding="0.049cm" fo:border="0.5pt solid #d4e0ee"/>
    </style:style>
    <style:style style:name="Táboa2" style:family="table">
      <style:table-properties style:width="17cm" table:align="left"/>
    </style:style>
    <style:style style:name="Táboa2.A" style:family="table-column">
      <style:table-column-properties style:column-width="3.007cm"/>
    </style:style>
    <style:style style:name="Táboa2.B" style:family="table-column">
      <style:table-column-properties style:column-width="13.993cm"/>
    </style:style>
    <style:style style:name="Táboa2.A1" style:family="table-cell">
      <style:table-cell-properties style:vertical-align="middle" fo:background-color="#c3dcf7" fo:padding="0.049cm" fo:border="0.5pt solid #d4e0ee">
        <style:background-image/>
      </style:table-cell-properties>
    </style:style>
    <style:style style:name="Táboa2.2" style:family="table-row">
      <style:table-row-properties fo:background-color="#fcfdfe">
        <style:background-image/>
      </style:table-row-properties>
    </style:style>
    <style:style style:name="Táboa2.B2" style:family="table-cell">
      <style:table-cell-properties style:vertical-align="middle" fo:padding="0.049cm" fo:border="0.5pt solid #d4e0ee"/>
    </style:style>
    <style:style style:name="Táboa2.B3" style:family="table-cell">
      <style:table-cell-properties style:vertical-align="middle" fo:padding="0.049cm" fo:border="0.5pt solid #d4e0ee"/>
    </style:style>
    <style:style style:name="Táboa2.B4" style:family="table-cell">
      <style:table-cell-properties style:vertical-align="middle" fo:padding="0.049cm" fo:border="0.5pt solid #d4e0ee"/>
    </style:style>
    <style:style style:name="Táboa2.B5" style:family="table-cell">
      <style:table-cell-properties style:vertical-align="middle" fo:padding="0.049cm" fo:border="0.5pt solid #d4e0ee"/>
    </style:style>
    <style:style style:name="P1" style:family="paragraph" style:parent-style-name="Standard">
      <style:paragraph-properties fo:text-align="end" style:justify-single-word="false"/>
      <style:text-properties style:font-name="FreeSans" fo:font-size="14pt" fo:font-weight="bold" officeooo:rsid="001e8755" officeooo:paragraph-rsid="001e8755" style:font-size-asian="14pt" style:font-weight-asian="bold" style:font-size-complex="14pt" style:font-weight-complex="bold"/>
    </style:style>
    <style:style style:name="P2" style:family="paragraph" style:parent-style-name="Standard">
      <style:paragraph-properties fo:text-align="end" style:justify-single-word="false"/>
      <style:text-properties style:font-name="FreeSans" fo:font-size="14pt" fo:font-weight="bold" officeooo:rsid="001a489f" officeooo:paragraph-rsid="001a489f" style:font-size-asian="14pt" style:font-weight-asian="bold" style:font-size-complex="14pt" style:font-weight-complex="bold"/>
    </style:style>
    <style:style style:name="P3" style:family="paragraph" style:parent-style-name="Standard">
      <style:paragraph-properties fo:text-align="end" style:justify-single-word="false"/>
      <style:text-properties style:font-name="FreeSans" fo:font-size="9pt" officeooo:paragraph-rsid="0018212c" style:font-size-asian="9pt" style:font-size-complex="9pt"/>
    </style:style>
    <style:style style:name="P4" style:family="paragraph" style:parent-style-name="Standard">
      <style:paragraph-properties fo:text-align="end" style:justify-single-word="false"/>
      <style:text-properties style:font-name="FreeSans" fo:font-size="11pt" fo:font-weight="bold" officeooo:rsid="000e3434" officeooo:paragraph-rsid="0018212c" style:font-size-asian="11pt" style:font-weight-asian="bold" style:font-size-complex="11pt" style:font-weight-complex="bold"/>
    </style:style>
    <style:style style:name="P5" style:family="paragraph" style:parent-style-name="Standard">
      <style:paragraph-properties fo:text-align="end" style:justify-single-word="false"/>
      <style:text-properties style:font-name="FreeSans" fo:font-size="60pt" fo:font-weight="bold" officeooo:rsid="001e8755" officeooo:paragraph-rsid="001e8755" style:font-size-asian="60pt" style:font-weight-asian="bold" style:font-size-complex="60pt" style:font-weight-complex="bold"/>
    </style:style>
    <style:style style:name="P6" style:family="paragraph" style:parent-style-name="Standard">
      <style:paragraph-properties fo:text-align="end" style:justify-single-word="false"/>
      <style:text-properties style:font-name="FreeSans" fo:font-size="26pt" style:font-size-asian="26pt" style:font-size-complex="26pt"/>
    </style:style>
    <style:style style:name="P7" style:family="paragraph" style:parent-style-name="Standard">
      <style:paragraph-properties fo:text-align="end" style:justify-single-word="false"/>
      <style:text-properties style:font-name="Liberation Sans" fo:font-size="60pt" fo:font-weight="bold" officeooo:rsid="001a489f" officeooo:paragraph-rsid="001cb88c" style:font-size-asian="60pt" style:font-weight-asian="bold" style:font-size-complex="60pt" style:font-weight-complex="bold"/>
    </style:style>
    <style:style style:name="P8" style:family="paragraph" style:parent-style-name="Footer">
      <style:paragraph-properties fo:text-align="end" style:justify-single-word="false"/>
      <style:text-properties fo:font-size="9pt" officeooo:paragraph-rsid="000d4354" style:font-size-asian="9pt" style:font-size-complex="9pt"/>
    </style:style>
    <style:style style:name="P9" style:family="paragraph" style:parent-style-name="Footer">
      <style:paragraph-properties fo:text-align="end" style:justify-single-word="false"/>
      <style:text-properties style:font-name="FreeSans" fo:font-size="10pt" fo:font-weight="bold" officeooo:paragraph-rsid="000d4354" style:font-size-asian="10pt" style:font-weight-asian="bold" style:font-size-complex="10pt" style:font-weight-complex="bold"/>
    </style:style>
    <style:style style:name="P10" style:family="paragraph" style:parent-style-name="Text_20_body">
      <style:paragraph-properties fo:text-align="end" style:justify-single-word="false" fo:background-color="transparent">
        <style:background-image/>
      </style:paragraph-properties>
      <style:text-properties style:font-name="FreeSans" fo:font-size="60pt" fo:font-weight="bold" officeooo:rsid="001a489f" officeooo:paragraph-rsid="001cb88c" style:font-size-asian="60pt" style:font-weight-asian="bold" style:font-size-complex="60pt" style:font-weight-complex="bold"/>
    </style:style>
    <style:style style:name="P11" style:family="paragraph" style:parent-style-name="Standard">
      <style:paragraph-properties fo:text-align="end" style:justify-single-word="false" fo:background-color="transparent">
        <style:background-image/>
      </style:paragraph-properties>
      <style:text-properties style:font-name="FreeSans" fo:font-size="26pt" officeooo:paragraph-rsid="001cb88c" style:font-size-asian="26pt" style:font-size-complex="26pt"/>
    </style:style>
    <style:style style:name="P12" style:family="paragraph" style:parent-style-name="Text_20_body">
      <style:paragraph-properties fo:text-align="justify" style:justify-single-word="false" fo:orphans="2" fo:widows="2"/>
    </style:style>
    <style:style style:name="P13" style:family="paragraph" style:parent-style-name="Text_20_body" style:list-style-name="L3">
      <style:paragraph-properties fo:text-align="justify" style:justify-single-word="false" fo:orphans="2" fo:widows="2"/>
      <style:text-properties fo:font-variant="normal" fo:text-transform="none" fo:color="#000000" style:font-name="helvetica" fo:font-size="9pt" fo:letter-spacing="normal" fo:font-style="normal" fo:font-weight="normal"/>
    </style:style>
    <style:style style:name="P14" style:family="paragraph" style:parent-style-name="Text_20_body">
      <style:text-properties fo:color="#000000"/>
    </style:style>
    <style:style style:name="P15" style:family="paragraph" style:parent-style-name="Text_20_body" style:list-style-name="L4"/>
    <style:style style:name="P16" style:family="paragraph" style:parent-style-name="Text_20_body">
      <style:text-properties fo:font-size="10pt" fo:font-style="italic" style:font-size-asian="10pt" style:font-style-asian="italic" style:font-size-complex="10pt" style:font-style-complex="italic"/>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text-properties officeooo:paragraph-rsid="003752ac"/>
    </style:style>
    <style:style style:name="P20" style:family="paragraph" style:parent-style-name="Text_20_body" style:list-style-name="L7"/>
    <style:style style:name="P21" style:family="paragraph" style:parent-style-name="Text_20_body" style:list-style-name="L7">
      <style:text-properties officeooo:paragraph-rsid="00381118"/>
    </style:style>
    <style:style style:name="P22" style:family="paragraph" style:parent-style-name="Text_20_body">
      <style:paragraph-properties fo:text-align="center" style:justify-single-word="false"/>
    </style:style>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8"/>
    <style:style style:name="P30" style:family="paragraph" style:parent-style-name="Text_20_body" style:list-style-name="L19"/>
    <style:style style:name="P31" style:family="paragraph" style:parent-style-name="Text_20_body" style:list-style-name="L20"/>
    <style:style style:name="P32" style:family="paragraph" style:parent-style-name="Text_20_body" style:list-style-name="L21"/>
    <style:style style:name="P33" style:family="paragraph" style:parent-style-name="Text_20_body" style:list-style-name="L22"/>
    <style:style style:name="P34" style:family="paragraph" style:parent-style-name="Text_20_body" style:list-style-name="L23"/>
    <style:style style:name="P35" style:family="paragraph" style:parent-style-name="Text_20_body" style:list-style-name="L23">
      <style:text-properties officeooo:paragraph-rsid="003dbc84"/>
    </style:style>
    <style:style style:name="P36" style:family="paragraph" style:parent-style-name="Text_20_body" style:list-style-name="L24"/>
    <style:style style:name="P37" style:family="paragraph" style:parent-style-name="Text_20_body" style:list-style-name="L25"/>
    <style:style style:name="P38" style:family="paragraph" style:parent-style-name="Text_20_body">
      <style:paragraph-properties fo:margin-left="0cm" fo:margin-right="0cm" fo:text-align="justify" style:justify-single-word="false" fo:orphans="2" fo:widows="2" fo:text-indent="0cm" style:auto-text-indent="false"/>
      <style:text-properties officeooo:paragraph-rsid="0034fdbf"/>
    </style:style>
    <style:style style:name="P39" style:family="paragraph" style:parent-style-name="Text_20_body">
      <style:paragraph-properties fo:margin-left="0cm" fo:margin-right="0cm" fo:text-align="justify" style:justify-single-word="false" fo:orphans="2" fo:widows="2" fo:text-indent="0cm" style:auto-text-indent="false"/>
      <style:text-properties fo:color="#000000"/>
    </style:style>
    <style:style style:name="P4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fo:letter-spacing="normal" officeooo:paragraph-rsid="0034fdbf"/>
    </style:style>
    <style:style style:name="P4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helvetica" fo:font-size="9pt" fo:letter-spacing="normal" fo:font-style="normal" fo:font-weight="normal"/>
    </style:style>
    <style:style style:name="P4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helvetica" fo:font-size="9pt" fo:letter-spacing="normal" fo:font-style="normal" fo:font-weight="normal" officeooo:paragraph-rsid="0034fdbf"/>
    </style:style>
    <style:style style:name="P43" style:family="paragraph" style:parent-style-name="Text_20_body">
      <style:paragraph-properties fo:margin-top="0cm" fo:margin-bottom="0cm" loext:contextual-spacing="false" fo:text-align="justify" style:justify-single-word="false" fo:orphans="2" fo:widows="2"/>
      <style:text-properties fo:font-variant="normal" fo:text-transform="none" fo:color="#000000" style:font-name="helvetica" fo:font-size="9pt" fo:letter-spacing="normal" fo:font-style="normal" fo:font-weight="normal" fo:padding="0cm" fo:border="none"/>
    </style:style>
    <style:style style:name="P44" style:family="paragraph" style:parent-style-name="Text_20_body" style:list-style-name="L1">
      <style:paragraph-properties fo:margin-top="0cm" fo:margin-bottom="0cm" loext:contextual-spacing="false" fo:text-align="justify" style:justify-single-word="false" fo:orphans="2" fo:widows="2"/>
      <style:text-properties fo:font-variant="normal" fo:text-transform="none" fo:color="#000000" style:font-name="helvetica" fo:font-size="9pt" fo:letter-spacing="normal" fo:font-style="normal" fo:font-weight="normal" fo:padding="0cm" fo:border="none"/>
    </style:style>
    <style:style style:name="P45" style:family="paragraph" style:parent-style-name="Text_20_body" style:list-style-name="L3">
      <style:paragraph-properties fo:margin-top="0cm" fo:margin-bottom="0cm" loext:contextual-spacing="false" fo:text-align="justify" style:justify-single-word="false" fo:orphans="2" fo:widows="2"/>
      <style:text-properties fo:font-variant="normal" fo:text-transform="none" fo:color="#000000" style:font-name="helvetica" fo:font-size="9pt" fo:letter-spacing="normal" fo:font-style="normal" fo:font-weight="normal"/>
    </style:style>
    <style:style style:name="P46" style:family="paragraph" style:parent-style-name="Text_20_body" style:list-style-name="L2">
      <style:paragraph-properties fo:margin-top="0cm" fo:margin-bottom="0cm" loext:contextual-spacing="false" fo:text-align="justify" style:justify-single-word="false" fo:orphans="2" fo:widows="2"/>
    </style:style>
    <style:style style:name="P47" style:family="paragraph" style:parent-style-name="Text_20_body">
      <style:paragraph-properties fo:margin-top="0cm" fo:margin-bottom="0cm" loext:contextual-spacing="false" fo:text-align="start" style:justify-single-word="false" fo:orphans="2" fo:widows="2"/>
      <style:text-properties fo:color="#000000" officeooo:paragraph-rsid="0034fdbf"/>
    </style:style>
    <style:style style:name="P48" style:family="paragraph" style:parent-style-name="Text_20_body">
      <style:paragraph-properties fo:margin-top="0cm" fo:margin-bottom="0cm" loext:contextual-spacing="false" fo:text-align="start" style:justify-single-word="false" fo:orphans="2" fo:widows="2"/>
      <style:text-properties officeooo:paragraph-rsid="0034fdbf"/>
    </style:style>
    <style:style style:name="P49" style:family="paragraph" style:parent-style-name="Heading_20_1">
      <style:paragraph-properties fo:break-before="page"/>
      <style:text-properties fo:font-variant="normal" fo:text-transform="none" fo:letter-spacing="normal" fo:font-style="normal" fo:font-weight="bold"/>
    </style:style>
    <style:style style:name="P50" style:family="paragraph" style:parent-style-name="Heading_20_1">
      <style:text-properties officeooo:paragraph-rsid="003938ed"/>
    </style:style>
    <style:style style:name="P51" style:family="paragraph" style:parent-style-name="Heading_20_5">
      <style:text-properties officeooo:paragraph-rsid="0035f08e"/>
    </style:style>
    <style:style style:name="P52" style:family="paragraph" style:parent-style-name="Heading_20_5">
      <style:text-properties officeooo:paragraph-rsid="003752ac"/>
    </style:style>
    <style:style style:name="P53" style:family="paragraph">
      <style:paragraph-properties fo:text-align="center"/>
    </style:style>
    <style:style style:name="T1" style:family="text">
      <style:text-properties officeooo:rsid="0032fe24"/>
    </style:style>
    <style:style style:name="T2" style:family="text">
      <style:text-properties fo:font-size="11pt" fo:font-weight="bold" officeooo:rsid="000e3434" style:font-size-asian="11pt" style:font-weight-asian="bold" style:font-size-complex="11pt" style:font-weight-complex="bold"/>
    </style:style>
    <style:style style:name="T3" style:family="text">
      <style:text-properties fo:font-size="11pt" fo:font-weight="bold" officeooo:rsid="0032fe24" style:font-size-asian="11pt" style:font-weight-asian="bold" style:font-size-complex="11pt" style:font-weight-complex="bold"/>
    </style:style>
    <style:style style:name="T4" style:family="text">
      <style:text-properties style:font-name="FreeSans" fo:font-style="italic" fo:font-weight="normal" officeooo:rsid="000e3434" style:font-style-asian="italic" style:font-weight-asian="normal" style:font-style-complex="italic" style:font-weight-complex="normal"/>
    </style:style>
    <style:style style:name="T5" style:family="text">
      <style:text-properties style:font-name="FreeSans" fo:font-weight="normal" style:font-weight-asian="normal" style:font-weight-complex="normal"/>
    </style:style>
    <style:style style:name="T6" style:family="text">
      <style:text-properties style:font-name="FreeSans" fo:font-weight="normal" officeooo:rsid="000e3434" style:font-weight-asian="normal" style:font-weight-complex="normal"/>
    </style:style>
    <style:style style:name="T7" style:family="text">
      <style:text-properties style:font-name="FreeSans" fo:font-weight="normal" officeooo:rsid="001e8755" style:font-weight-asian="normal" style:font-weight-complex="normal"/>
    </style:style>
    <style:style style:name="T8" style:family="text">
      <style:text-properties style:font-name="FreeSans" fo:font-weight="normal" officeooo:rsid="0032fe24" style:font-weight-asian="normal" style:font-weight-complex="normal"/>
    </style:style>
    <style:style style:name="T9" style:family="text">
      <style:text-properties style:font-name="FreeSans" fo:font-weight="normal" officeooo:rsid="000d4354" style:font-weight-asian="normal" style:font-weight-complex="normal"/>
    </style:style>
    <style:style style:name="T10" style:family="text">
      <style:text-properties style:font-name="FreeSans" fo:font-size="10pt" fo:font-weight="bold" style:font-size-asian="10pt" style:font-weight-asian="bold" style:font-size-complex="10pt" style:font-weight-complex="bold"/>
    </style:style>
    <style:style style:name="T11" style:family="text">
      <style:text-properties officeooo:rsid="001b2fe9"/>
    </style:style>
    <style:style style:name="T12" style:family="text">
      <style:text-properties fo:font-variant="normal" fo:text-transform="none" fo:color="#000000" style:font-name="helvetica" fo:font-size="9pt" fo:letter-spacing="normal" fo:font-style="normal" fo:font-weight="normal" fo:padding="0cm" fo:border="none"/>
    </style:style>
    <style:style style:name="T13" style:family="text">
      <style:text-properties fo:font-variant="normal" fo:text-transform="none" fo:color="#000000" style:font-name="helvetica" fo:font-size="9pt" fo:letter-spacing="normal" fo:language="en" fo:country="US" fo:font-style="normal" fo:font-weight="normal" fo:padding="0cm" fo:border="none"/>
    </style:style>
    <style:style style:name="T14" style:family="text">
      <style:text-properties fo:font-variant="normal" fo:text-transform="none" style:font-name="helvetica" fo:font-size="9pt" fo:letter-spacing="normal" fo:font-style="normal" fo:font-weight="normal"/>
    </style:style>
    <style:style style:name="T15" style:family="text">
      <style:text-properties fo:font-variant="normal" fo:text-transform="none" style:font-name="helvetica" fo:font-size="9pt" fo:letter-spacing="normal" fo:language="en" fo:country="US" fo:font-style="normal" fo:font-weight="normal"/>
    </style:style>
    <style:style style:name="T16" style:family="text">
      <style:text-properties fo:font-variant="normal" fo:text-transform="none" style:text-line-through-style="none" style:text-line-through-type="none" style:font-name="helvetica" fo:font-size="9pt" fo:letter-spacing="normal" fo:font-style="normal" style:text-underline-style="none" fo:font-weight="normal" style:text-blinking="false" fo:background-color="transparent" loext:char-shading-value="0" fo:padding="0cm" fo:border="none"/>
    </style:style>
    <style:style style:name="T17" style:family="text">
      <style:text-properties fo:font-variant="normal" fo:text-transform="none" fo:color="#153152" style:font-name="helvetica" fo:font-size="9pt" fo:letter-spacing="normal" fo:font-style="normal" fo:font-weight="normal" fo:background-color="#c3dcf7" loext:char-shading-value="0" fo:padding="0cm" fo:border="none"/>
    </style:style>
    <style:style style:name="T18" style:family="text">
      <style:text-properties fo:font-variant="normal" fo:text-transform="none" fo:color="#153152" style:font-name="helvetica" fo:font-size="9pt" fo:letter-spacing="normal" fo:language="en" fo:country="US" fo:font-style="normal" fo:font-weight="normal" fo:background-color="#c3dcf7" loext:char-shading-value="0" fo:padding="0cm" fo:border="none"/>
    </style:style>
    <style:style style:name="T19" style:family="text">
      <style:text-properties fo:color="#000000"/>
    </style:style>
    <style:style style:name="T20" style:family="text">
      <style:text-properties style:font-name="helvetica" fo:font-size="9pt" fo:font-style="normal" fo:font-weight="normal"/>
    </style:style>
    <style:style style:name="T21" style:family="text">
      <style:text-properties style:font-name="helvetica" fo:font-size="9pt" fo:font-style="normal" fo:font-weight="normal" officeooo:rsid="0034fdbf"/>
    </style:style>
    <style:style style:name="T22" style:family="text">
      <style:text-properties style:font-name="helvetica" fo:font-size="9pt" fo:language="en" fo:country="US" fo:font-style="normal" fo:font-weight="normal"/>
    </style:style>
    <style:style style:name="T23" style:family="text">
      <style:text-properties fo:language="en" fo:country="US"/>
    </style:style>
    <style:style style:name="T24" style:family="text">
      <style:text-properties fo:language="en" fo:country="US" fo:font-style="italic" style:font-style-asian="italic" style:font-style-complex="italic"/>
    </style:style>
    <style:style style:name="T25" style:family="text">
      <style:text-properties fo:font-size="10pt" fo:font-style="italic" style:font-size-asian="10pt" style:font-style-asian="italic" style:font-size-complex="10pt" style:font-style-complex="italic"/>
    </style:style>
    <style:style style:name="T26" style:family="text">
      <style:text-properties fo:font-size="10pt" fo:language="en" fo:country="US" fo:font-style="italic" style:font-size-asian="10pt" style:font-style-asian="italic" style:font-size-complex="10pt" style:font-style-complex="italic"/>
    </style:style>
    <style:style style:name="T27" style:family="text">
      <style:text-properties fo:color="#0087ff" style:text-line-through-style="none" style:text-line-through-type="none" style:font-name="helvetica1" style:text-underline-style="none" style:text-blinking="false" fo:background-color="transparent" loext:char-shading-value="0" fo:padding="0cm" fo:border="none"/>
    </style:style>
    <style:style style:name="T28" style:family="text">
      <style:text-properties fo:color="#153152" style:font-name="helvetica1" fo:font-size="9pt" style:font-name-asian="helvetica1" style:font-size-asian="9pt" style:font-name-complex="helvetica1" style:font-size-complex="9pt"/>
    </style:style>
    <style:style style:name="T29" style:family="text">
      <style:text-properties fo:color="#153152" style:font-name="helvetica1" fo:font-weight="bold" style:font-name-asian="helvetica1" style:font-weight-asian="bold" style:font-name-complex="helvetica1" style:font-weight-complex="bold"/>
    </style:style>
    <style:style style:name="T30" style:family="text">
      <style:text-properties fo:color="#555555" style:font-name="helvetica1"/>
    </style:style>
    <style:style style:name="T31" style:family="text">
      <style:text-properties fo:color="#555555" style:font-name="helvetica1" style:font-name-asian="helvetica1" style:font-name-complex="helvetica1"/>
    </style:style>
    <style:style style:name="T32" style:family="text">
      <style:text-properties fo:font-style="italic" style:font-style-asian="italic" style:font-style-complex="italic"/>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vg:stroke-width="0.049cm" svg:stroke-color="#000000" draw:marker-start-width="0.429cm" draw:marker-end-width="0.429cm" draw:fill="solid" draw:fill-color="#111111"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5">DIW</text:p>
      <text:p text:style-name="P10">_<text:span text:style-name="T11">02</text:span></text:p>
      <text:p text:style-name="P6"><draw:line text:anchor-type="paragraph" draw:z-index="0" draw:style-name="gr1" draw:text-style-name="P53" svg:x1="-0.004cm" svg:y1="3.122cm" svg:x2="16.951cm" svg:y2="3.122cm"><text:p/></draw:line></text:p>
      <text:p text:style-name="P6"><text:span text:style-name="T1">Accesibilidad en la Web</text:span>.</text:p>
      <text:p text:style-name="P11"/>
      <text:h text:style-name="P49" text:outline-level="1">1.- Accesibilidad en la Web.</text:h>
      <text:section text:style-name="Sect1" text:name="id1">
        <text:section text:style-name="Sect1" text:name="ta1_77">
          <text:p text:style-name="Text_20_body">Entendemos por accesibilidad <text:span text:style-name="T23">web</text:span> la capacidad que tienen las personas para acceder a la <text:span text:style-name="T23">Web</text:span> y a sus contenidos independientemente de las limitaciones propias de cada persona o de las limitaciones tecnológicas o ambientales.</text:p>
          <text:h text:style-name="Heading_20_3" text:outline-level="3">1.1.- Conceptos generales.</text:h>
          <text:p text:style-name="P40"><text:span text:style-name="T21">N</text:span><text:span text:style-name="T20">o todos los usuarios disponen de los mismos recursos económicos, la mima tecnología o el mismo ancho de banda, lo que pretende la accesibilidad es precisamente esto, que todos los usuarios puedan acceder a los contenidos de la </text:span><text:span text:style-name="T22">Web</text:span><text:span text:style-name="T20"> en condiciones de igualdad.</text:span></text:p>
          <text:p text:style-name="P42">El tema de la accesibilidad se considera tan importante que diferentes organizaciones mundiales han publicado normativas al respecto y los gobiernos de los diferentes países han dictado leyes relacionadas con este tema.</text:p>
          <text:h text:style-name="Heading_20_3" text:outline-level="3">1.2.- Tipos de discapacidad.</text:h>
          <text:p text:style-name="P38"><text:span text:style-name="T12">En Junio de 2002, el Real Patronato sobre Discapacidad encargó la realización de un estudio sobre epidemiología de la discapacidad. Este estudio, basado principalmente en la explotación de las encuestas del </text:span><text:span text:style-name="acronym"><text:span text:style-name="T12">INE</text:span></text:span><text:span text:style-name="T12"> sobre discapacidad y en otras fuentes estadísticas disponibles, fue realizado por Antonio Jiménez Lara y Agustín Huete García y concluyó en el mes de octubre del mismo año con la entrega a la imprenta de la primera versión de la publicación, que apareció con el título "La discapacidad en España. Datos Epidemiológicos".</text:span></text:p>
          <text:p text:style-name="P38"><text:span text:style-name="T12">En la tabla siguiente podrás ver algunos datos relevantes de la clasificación de discapacidades obtenidos de la lectura del documento:</text:span></text:p>
          <text:p text:style-name="Text_20_body">POBLACIÓN AFECTADA POR LOS DIFERENTES GRUPOS DE DISCAPACIDADES </text:p>
          <text:section text:style-name="Sect1" text:name="id11">
            <text:section text:style-name="Sect1" text:name="ta11_73">
              <table:table table:name="Táboa1" table:style-name="Táboa1">
                <table:table-column table:style-name="Táboa1.A"/>
                <table:table-column table:style-name="Táboa1.B"/>
                <table:table-column table:style-name="Táboa1.C"/>
                <table:table-header-rows>
                  <table:table-row>
                    <table:table-cell table:style-name="Táboa1.A1" office:value-type="string">
                      <text:p text:style-name="Text_20_body">Grupo de Discapacidad</text:p>
                    </table:table-cell>
                    <table:table-cell table:style-name="Táboa1.A1" office:value-type="string">
                      <text:p text:style-name="Text_20_body">Número de personas</text:p>
                    </table:table-cell>
                    <table:table-cell table:style-name="Táboa1.A1" office:value-type="string">
                      <text:p text:style-name="Text_20_body">Tasa por 1.000 habitantes</text:p>
                    </table:table-cell>
                  </table:table-row>
                </table:table-header-rows>
                <table:table-row table:style-name="Táboa1.2">
                  <table:table-cell table:style-name="Táboa1.A1" office:value-type="string">
                    <text:p text:style-name="Text_20_body">Ver.</text:p>
                  </table:table-cell>
                  <table:table-cell table:style-name="Táboa1.B2" office:value-type="string">
                    <text:p text:style-name="Text_20_body">1.002.290</text:p>
                  </table:table-cell>
                  <table:table-cell table:style-name="Táboa1.C2" office:value-type="string">
                    <text:p text:style-name="Text_20_body">27,1</text:p>
                  </table:table-cell>
                </table:table-row>
                <table:table-row table:style-name="Táboa1.2">
                  <table:table-cell table:style-name="Táboa1.A1" office:value-type="string">
                    <text:p text:style-name="Text_20_body">Oír.</text:p>
                  </table:table-cell>
                  <table:table-cell table:style-name="Táboa1.B3" office:value-type="string">
                    <text:p text:style-name="Text_20_body">961.348</text:p>
                  </table:table-cell>
                  <table:table-cell table:style-name="Táboa1.C3" office:value-type="string">
                    <text:p text:style-name="Text_20_body">26,0</text:p>
                  </table:table-cell>
                </table:table-row>
                <table:table-row table:style-name="Táboa1.2">
                  <table:table-cell table:style-name="Táboa1.A1" office:value-type="string">
                    <text:p text:style-name="Text_20_body">Comunicarse.</text:p>
                  </table:table-cell>
                  <table:table-cell table:style-name="Táboa1.B4" office:value-type="string">
                    <text:p text:style-name="Text_20_body">359.356</text:p>
                  </table:table-cell>
                  <table:table-cell table:style-name="Táboa1.C4" office:value-type="string">
                    <text:p text:style-name="Text_20_body">9,7</text:p>
                  </table:table-cell>
                </table:table-row>
                <table:table-row table:style-name="Táboa1.2">
                  <table:table-cell table:style-name="Táboa1.A1" office:value-type="string">
                    <text:p text:style-name="Text_20_body">Aprender, aplicar conocimientos y desarrollar tareas.</text:p>
                  </table:table-cell>
                  <table:table-cell table:style-name="Táboa1.B5" office:value-type="string">
                    <text:p text:style-name="Text_20_body">574.410</text:p>
                  </table:table-cell>
                  <table:table-cell table:style-name="Táboa1.C5" office:value-type="string">
                    <text:p text:style-name="Text_20_body">15,5</text:p>
                  </table:table-cell>
                </table:table-row>
                <table:table-row table:style-name="Táboa1.6">
                  <table:table-cell table:style-name="Táboa1.A1" office:value-type="string">
                    <text:p text:style-name="Text_20_body">Utilizar brazos y manos.</text:p>
                  </table:table-cell>
                  <table:table-cell table:style-name="Táboa1.B6" office:value-type="string">
                    <text:p text:style-name="Text_20_body">1.092.872</text:p>
                  </table:table-cell>
                  <table:table-cell table:style-name="Táboa1.C6" office:value-type="string">
                    <text:p text:style-name="Text_20_body">29,5</text:p>
                  </table:table-cell>
                </table:table-row>
                <table:table-row table:style-name="Táboa1.2">
                  <table:table-cell table:style-name="Táboa1.A1" office:value-type="string">
                    <text:p text:style-name="Text_20_body">Total personas con discapacidad (una misma persona puede estar en más de una categoría de discapacidad).</text:p>
                  </table:table-cell>
                  <table:table-cell table:style-name="Táboa1.B7" office:value-type="string">
                    <text:p text:style-name="Text_20_body">3.478.644</text:p>
                  </table:table-cell>
                  <table:table-cell table:style-name="Táboa1.C7" office:value-type="string">
                    <text:p text:style-name="Text_20_body">93,9</text:p>
                  </table:table-cell>
                </table:table-row>
              </table:table>
            </text:section>
          </text:section>
          <text:section text:style-name="Sect1" text:name="id13">
            <text:h text:style-name="Heading_20_5" text:outline-level="5">1.2.1.- Visual.</text:h>
            <text:section text:style-name="Sect1" text:name="id15">
              <text:section text:style-name="Sect1" text:name="ta15_73">
                <text:p text:style-name="Text_20_body">Una persona tiene una discapacidad visual cuando tiene disminuida la función visual o bien cuando tiene una ceguera.</text:p>
                <text:p text:style-name="Text_20_body">La <text:span text:style-name="Strong_20_Emphasis">disminución visual</text:span>, también conocida como baja visión o visión subnormal, puede estar provocada por una reducción de la agudeza visual o del campo visual.</text:p>
                <text:p text:style-name="Text_20_body">Hay muchos tipos de problemas oculares y perturbaciones visuales: visión borrosa, halos, puntos ciegos, moscas volantes, etcétera que pueden estar provocados por una enfermedad ocular u otro tipo de enfermedad que afecte al ojo o, simplemente, por el envejecimiento.</text:p>
                <text:p text:style-name="Text_20_body">Las personas que tienen problemas de visión pueden haber adquirido éstos:</text:p>
                <text:list xml:id="list2531731749144917858" text:style-name="L1">
                  <text:list-item>
                    <text:p text:style-name="P44">De forma repentina debido a un accidente.</text:p>
                  </text:list-item>
                  <text:list-item>
                    <text:p text:style-name="P44">De forma gradual a causa de una enfermedad o por efecto de la edad.</text:p>
                  </text:list-item>
                  <text:list-item>
                    <text:p text:style-name="P44">Tenerlos desde su nacimiento.</text:p>
                  </text:list-item>
                </text:list>
                <text:p text:style-name="P43"><text:soft-page-break/>En la imagen puedes ver los límites normales del campo visual tanto en el plano horizontal como en el plano vertical. Teniendo en cuenta estos límites normales y que una persona con una visión perfecta tiene una agudeza visual de 10 sobre 10, podemos clasificar los problemas de visión de la siguiente forma:</text:p>
                <text:list xml:id="list7414798589719065850" text:style-name="L2">
                  <text:list-item>
                    <text:p text:style-name="P46"><text:span text:style-name="Strong_20_Emphasis"><text:span text:style-name="T12">Ceguera total:</text:span></text:span><text:span text:style-name="T12"> Las personas con ceguera total son aquellas que no distinguen la luz de la oscuridad. La persona que padece ceguera de nacimiento no tendrá noción de aquellos conocimientos que son tan básicos para los videntes como pueden ser los colores.</text:span></text:p>
                  </text:list-item>
                  <text:list-item>
                    <text:p text:style-name="P46"><text:span text:style-name="Strong_20_Emphasis"><text:span text:style-name="T12">Ceguera legal:</text:span></text:span><text:span text:style-name="T12"> Pérdida de visión en uno en los dos ojos. Agudeza visual por debajo de , incluso con corrección con gafas o lentes de contacto. Las personas con ceguera legal son consideradas ciegas aunque perciben formas y sombras.</text:span></text:p>
                  </text:list-item>
                  <text:list-item>
                    <text:p text:style-name="P46"><text:span text:style-name="Strong_20_Emphasis"><text:span text:style-name="T12">Visión parcial:</text:span></text:span><text:span text:style-name="T12">  de agudeza visual en el ojo con mayor visión, con corrección y/o 20 grados de campo visual total, incluso con corrección con gafas o lentes de contacto.</text:span></text:p>
                  </text:list-item>
                </text:list>
                <text:p text:style-name="P48"><text:span text:style-name="T12">El funcionamiento visual puede variar a lo largo del día ya que está influenciado por muchísimos factores tanto físicos, como ambientales.</text:span></text:p>
                <text:h text:style-name="Heading_20_5" text:outline-level="5">1.2.2.- Motriz.</text:h>
                <text:p text:style-name="P47"><text:span text:style-name="T14">Se dice que una persona tiene una discapacidad motriz cuando padece alguna disfunción en el </text:span><text:span text:style-name="T16">aparato locomotor</text:span><text:span text:style-name="T14">. Esta disfunción puede llevar asociados algunos problemas como son:</text:span></text:p>
                <text:list xml:id="list3288578743735002919" text:style-name="L3">
                  <text:list-item>
                    <text:p text:style-name="P45">Los movimientos limitados o incontrolados.</text:p>
                  </text:list-item>
                  <text:list-item>
                    <text:p text:style-name="P45">La falta de coordinación.</text:p>
                  </text:list-item>
                  <text:list-item>
                    <text:p text:style-name="P13">La falta de fuerza en las extremidades.</text:p>
                  </text:list-item>
                </text:list>
                <text:p text:style-name="P41">Cuando una persona, en condiciones normales, se sienta ante un ordenador tiene ante sí un conjunto de herramientas para usar como el teclado y el ratón que le obligan a mantener un control postural en todo momento.</text:p>
                <text:p text:style-name="P39"><text:span text:style-name="T14">Las personas con discapacidad motriz tienen dificultades para enderezar la cabeza, el tronco y las extremidades y tienen problemas para realizar movimientos que requieran un gran control del </text:span><text:span text:style-name="T16">tono muscular</text:span><text:span text:style-name="T14">.</text:span></text:p>
                <text:p text:style-name="P39"><text:span text:style-name="T14">Cuando una persona tiene una discapacidad motriz puede tener problemas en la percepción visual debido a trastornos relacionados con la movilidad ocular como el </text:span><text:span text:style-name="T16">nistagmus</text:span><text:span text:style-name="T14"> y el </text:span><text:span text:style-name="T16">estrabismo</text:span><text:span text:style-name="T14"> e, incluso tener dificultades para mantener la atención y la concentración.</text:span></text:p>
                <text:p text:style-name="P39"><text:span text:style-name="T14">La discapacidad motriz puede estar causada por una </text:span><text:span text:style-name="T16">lesión medular</text:span><text:span text:style-name="T14">, </text:span><text:span text:style-name="T16">parálisis cerebral</text:span><text:span text:style-name="T14">, </text:span><text:span text:style-name="T16">distrofia muscular</text:span><text:span text:style-name="T14">, </text:span><text:span text:style-name="T16">esclerosis múltiple</text:span><text:span text:style-name="T14">, </text:span><text:span text:style-name="T16">esclerosis lateral amiotrófica</text:span><text:span text:style-name="T14">, etcétera.</text:span></text:p>
                <text:h text:style-name="Heading_20_5" text:outline-level="5">1.2.3.- Auditiva.</text:h>
                <text:section text:style-name="Sect1" text:name="id19">
                  <text:section text:style-name="Sect1" text:name="ta19_38">
                    <text:p text:style-name="Text_20_body">¿Crees que una persona con discapacidad auditiva comprende de la misma manera el lenguaje escrito?</text:p>
                    <text:p text:style-name="Text_20_body">Las personas con discapacidad auditiva tienen una audición deficiente en ambos oídos. Estas personas se pueden clasificar en dos grandes grupos:</text:p>
                  </text:section>
                </text:section>
                <text:section text:style-name="Sect1" text:name="id20">
                  <text:section text:style-name="Sect1" text:name="ta20_73">
                    <text:list xml:id="list3673244654566402495" text:style-name="L4">
                      <text:list-item>
                        <text:p text:style-name="P15"><text:span text:style-name="Strong_20_Emphasis">Personas con hipoacusia. </text:span>Son personas que mediante el uso de prótesis adecuadas son capaces de adquirir por vía auditiva el lenguaje oral.</text:p>
                      </text:list-item>
                      <text:list-item>
                        <text:p text:style-name="P15"><text:span text:style-name="Strong_20_Emphasis">Personas con sordera. </text:span>Son personas en las que la visión es su principal canal de comunicación ya que está incapacitado para adquirir la lengua oral por vía auditiva.</text:p>
                      </text:list-item>
                    </text:list>
                    <text:p text:style-name="P16">La audición es la vía principal a través de la cual se desarrolla el lenguaje y el habla. Un trastorno en la percepción auditiva, en una edad temprana, conlleva un desarrollo lingüístico y comunicativo problemático, con dificultades para la comprensión lectora y la comprensión de determinadas construcciones sintácticas.</text:p>
                    <text:p text:style-name="Text_20_body">Por ello, aunque en principio podríamos pensar que este tipo de discapacidad parece no tener gran importancia en el uso de la <text:span text:style-name="T23">Web</text:span> al estar formado su contenido por textos e imágenes en su mayoría, tenemos que tener en cuenta que una persona con discapacidad auditiva desde su nacimiento, no podrá procesar el lenguaje de la misma forma que una persona sin discapacidad o que una persona que perdió la audición después de aprender a hablar.,</text:p>
                    <text:h text:style-name="P51" text:outline-level="5"><text:soft-page-break/>1.2.4.- Cognitiva.</text:h>
                    <text:p text:style-name="P14">¿Cuáles crees que son las habilidades cognitivas?</text:p>
                    <text:p text:style-name="P14">Podemos decir que las habilidades cognitivas son aquellas que nos facilitan la adquisición de conocimiento, su retención y su recuperación. Las habilidades cognitivas son las siguientes:</text:p>
                    <text:section text:style-name="Sect1" text:name="id22">
                      <text:section text:style-name="Sect1" text:name="ta22_73">
                        <text:list xml:id="list3205968822790554503" text:style-name="L5">
                          <text:list-item>
                            <text:p text:style-name="P17"><text:span text:style-name="Strong_20_Emphasis"><text:span text:style-name="T19">Observación:</text:span></text:span><text:span text:style-name="T19"> Todo aquello relacionado con la atención, concentración, búsqueda e identificación de datos, elementos u objetos.</text:span></text:p>
                          </text:list-item>
                          <text:list-item>
                            <text:p text:style-name="P17"><text:span text:style-name="Strong_20_Emphasis"><text:span text:style-name="T19">Análisis:</text:span></text:span><text:span text:style-name="T19"> Todo aquello relacionado con las habilidades para hacer comparaciones, distinciones con la finalidad de distinguir y destacar los elementos básicos de información.</text:span></text:p>
                          </text:list-item>
                          <text:list-item>
                            <text:p text:style-name="P17"><text:span text:style-name="Strong_20_Emphasis"><text:span text:style-name="T19">Ordenación:</text:span></text:span><text:span text:style-name="T19"> Todo aquello relacionado con la agrupación, reunión y serialización que permite, a partir de un atributo determinado, disponer un conjunto de datos de forma sistemática.</text:span></text:p>
                          </text:list-item>
                          <text:list-item>
                            <text:p text:style-name="P17"><text:span text:style-name="Strong_20_Emphasis"><text:span text:style-name="T19">Clasificación:</text:span></text:span><text:span text:style-name="T19"> Todo aquello relacionado con la categorización, esquematización, jerarquización de un conjunto de datos.</text:span></text:p>
                          </text:list-item>
                          <text:list-item>
                            <text:p text:style-name="P17"><text:span text:style-name="Strong_20_Emphasis"><text:span text:style-name="T19">Representación:</text:span></text:span><text:span text:style-name="T19"> Todo aquello relacionado con la modelización, reproducción o simulación como medio de recreación de nuevos hechos o situaciones a partir de los existentes.</text:span></text:p>
                          </text:list-item>
                          <text:list-item>
                            <text:p text:style-name="P17"><text:span text:style-name="Strong_20_Emphasis"><text:span text:style-name="T19">Memorización:</text:span></text:span><text:span text:style-name="T19"> Todo aquello relacionado con la retención, conservación, evocación, almacenamiento y recuperación de datos.</text:span></text:p>
                          </text:list-item>
                          <text:list-item>
                            <text:p text:style-name="P17"><text:span text:style-name="Strong_20_Emphasis"><text:span text:style-name="T19">Interpretación:</text:span></text:span><text:span text:style-name="T19"> Todo aquello relacionado con la argumentación, la deducción y el razonamiento que nos permite aportar un significado personal a la información.</text:span></text:p>
                          </text:list-item>
                          <text:list-item>
                            <text:p text:style-name="P17"><text:span text:style-name="Strong_20_Emphasis"><text:span text:style-name="T19">Evaluación:</text:span></text:span><text:span text:style-name="T19"> Todo aquello relacionado con la estimación, la crítica y el juicio que nos permite realizar valoraciones sobre los datos obtenidos.</text:span></text:p>
                          </text:list-item>
                        </text:list>
                        <text:p text:style-name="P14">La discapacidad cognitiva de las personas es una disminución de sus habilidades cognitivas. Las causas más conocidas son el Autismo, el Síndrome de Down y el Retraso Mental.</text:p>
                        <text:p text:style-name="P19"><text:span text:style-name="T19">Las personas con discapacidad cognitiva presentan dificultades en el desarrollo de la inteligencia verbal y matemática, pueden tener un menor rendimiento en la lectura, en la precisión, en la comprensión o en la velocidad, lo que ocasiona trastornos del aprendizaje.</text:span></text:p>
                        <text:h text:style-name="Heading_20_3" text:outline-level="3">1.3.- Tecnología asistencial.</text:h>
                        <text:p text:style-name="Text_20_body">La tecnología asistencial es el conjunto de equipos, dispositivos, instrumentos o programas empleados con la finalidad de mejorar la calidad de vida de aquellas personas que tienen algún tipo de discapacidad incrementando así su autonomía.</text:p>
                        <text:p text:style-name="Text_20_body">Se ha avanzado mucho en el campo de la tecnología asistencial. Hay instrumentos adaptados que facilitan las tareas cotidianas como comer, vestirse, asearse y desplazarse. Hay instrumentos adaptados que facilitan otras tareas más intelectuales como estudiar, leer y aprender. También hay instrumentos adaptados que permiten a las personas con discapacidad tener relaciones sociales, entretenerse, viajar, etcétera.</text:p>
                        <text:p text:style-name="Text_20_body">La tecnología asistencial ayuda a las personas con discapacidad a realizar tareas que no podrían hacer de otra manera.</text:p>
                        <text:p text:style-name="Text_20_body">Cuando pensamos en tecnología asistencial para discapacitados lo primero que nos viene a la mente es, a menudo, la silla de ruedas que facilita el desplazamiento de las personas con algún tipo de discapacidad motriz. Sin embargo, en el mundo que nos rodea, hay muchas cosas que se pueden considerar tecnología asistencial. Algunos ejemplos son:</text:p>
                        <text:section text:style-name="Sect1" text:name="id25">
                          <text:section text:style-name="Sect1" text:name="ta25_73">
                            <text:list xml:id="list7177972920050693942" text:style-name="L6">
                              <text:list-item>
                                <text:p text:style-name="P18">El <text:span text:style-name="Strong_20_Emphasis">perro guía</text:span> que acompaña y conduce a las personas ciegas, ayudándoles a cruzar las calles o los perros que están adiestrados para acompañar a personas enfermas.</text:p>
                              </text:list-item>
                              <text:list-item>
                                <text:p text:style-name="P18">Hoy en día, los <text:span text:style-name="Strong_20_Emphasis">coches</text:span> están <text:span text:style-name="Strong_20_Emphasis">adaptados</text:span> para acomodar sillas de ruedas o tienen asientos especiales.</text:p>
                              </text:list-item>
                              <text:list-item>
                                <text:p text:style-name="P18">Las <text:span text:style-name="Strong_20_Emphasis">rampas</text:span> en la entrada de los edificios y las <text:span text:style-name="Strong_20_Emphasis">aperturas automáticas de puertas</text:span> facilitan el paso a aquellas personas que se desplazan en silla de ruedas aunque, no cabe duda, que las personas sin discapacidad <text:soft-page-break/>también se benefician de este tipo de tecnología asistencial. Piensa en una persona que venga cargada con bolsas o con un carro de la compra. Para ellos es una ayuda muy grande el no tener que levantar el carro para subir unos peldaños o dejar todas las bolsas en el suelo para poder abrir la puerta.</text:p>
                              </text:list-item>
                              <text:list-item>
                                <text:p text:style-name="P18">Hay <text:span text:style-name="Strong_20_Emphasis">sillas de ruedas adaptadas para la práctica de deportes</text:span> como el baloncesto o el tenis.</text:p>
                              </text:list-item>
                              <text:list-item>
                                <text:p text:style-name="P18">El <text:span text:style-name="Strong_20_Emphasis">soporte para libros</text:span> permite realizar la lectura con una sola mano.</text:p>
                              </text:list-item>
                            </text:list>
                            <text:p text:style-name="Text_20_body">Las personas ciegas o con discapacidad visual utilizan distintos tipos de tecnología para acceder a la información que se muestra en la pantalla, incluyendo los lectores de pantalla, los dispositivos braille, los ampliadores de pantalla o cualquier combinación de todos ellos mientras que, las personas con discapacidad motriz, utilizan distintos tipos de tecnología asistencial que incluyen, entre otros, los teclados y/o ratones modificados y los sistemas de reconocimiento de voz.</text:p>
                            <text:h text:style-name="P52" text:outline-level="5">1.3.1.- Dispositivos de entrada.</text:h>
                            <text:section text:style-name="Sect1" text:name="id27">
                              <text:section text:style-name="Sect1" text:name="ta27_73">
                                <text:p text:style-name="P19">Los dispositivos de entrada considerados como tecnología asistencial son aquellos que permiten realizar las mismas funciones que se realizarían con un teclado o con un ratón convencional. Los más conocidos son:</text:p>
                                <text:list xml:id="list8107007810552035203" text:style-name="L7">
                                  <text:list-item>
                                    <text:p text:style-name="P20"><text:span text:style-name="Strong_20_Emphasis">Teclado virtual:</text:span> Como puedes ver en la imagen ilustrativa de este apartado, el teclado virtual es un teclado que se muestra en pantalla y que permite escribir textos eligiendo los caracteres con el ratón. Este dispositivo facilita el trabajo a aquellas personas que no pueden usar un teclado con normalidad. Algunos teclados virtuales incorporan un sistema predictivo de palabras con lo cual el esfuerzo para escribir es menor. Algunos sistemas operativos ya suministran su propio teclado virtual en pantalla. </text:p>
                                  </text:list-item>
                                  <text:list-item>
                                    <text:p text:style-name="P20"><text:span text:style-name="Strong_20_Emphasis">Teclado alternativo:</text:span> Son teclados adaptados a las distintas necesidades. Las adaptaciones realizadas pueden ser: un aumento del tamaño físico de las teclas o del espacio entre las teclas para facilitar su uso por las personas con discapacidad motriz, un aumento del tamaño de las letras escritas sobre la tecla para facilitar la visión a aquellas personas con discapacidad visual, o puede ser un teclado coloreado o con imágenes para facilitar el aprendizaje en las personas con discapacidad cognitiva. Estos teclados pueden tener una retroalimentación auditiva, indicando mediante el sonido cuál es la tecla pulsada.</text:p>
                                  </text:list-item>
                                  <text:list-item>
                                    <text:p text:style-name="P20"><text:span text:style-name="Strong_20_Emphasis">Teclado Braille</text:span>: Es un teclado adaptado para personas ciegas. Los teclados braille suelen tener 6 u 8 teclas principales y algunas teclas auxiliares permitiendo, así, representar cualquier carácter mediante la pulsación simultánea de un número reducido de teclas.</text:p>
                                  </text:list-item>
                                  <text:list-item>
                                    <text:p text:style-name="P20"><text:span text:style-name="Strong_20_Emphasis"><text:span text:style-name="T23">Software</text:span></text:span><text:span text:style-name="Strong_20_Emphasis"> de reconocimiento de voz:</text:span> Empleado para poder introducir datos o ejecutar comandos en el ordenador a aquellas personas que no pueden hacer uso del teclado ni del ratón. Para ello el ordenador emplea sus funciones de audio. Los sistemas operativos y algunos navegadores ya dan soporte al reconocimiento de voz sin necesidad de instalar un <text:span text:style-name="T23">software</text:span> adicional.</text:p>
                                  </text:list-item>
                                  <text:list-item>
                                    <text:p text:style-name="P20"><text:span text:style-name="Strong_20_Emphasis">Apuntadores</text:span> (también llamados <text:span text:style-name="Strong_20_Emphasis">licornios</text:span>): Estos dispositivos están pensados para aquellas personas que no tienen movilidad en las extremidades pero sí en la cabeza. Es un casco que lleva incorporada una varilla larga acoplada en la frente o en la barbilla y que es empleada para realizar pulsaciones en el teclado. Estos apuntadores deben complementarse con una función conocida como "<text:span text:style-name="Strong_20_Emphasis"><text:span text:style-name="T23">sticky keys</text:span></text:span>" que permite simular la pulsación simultánea de varias teclas pero pulsándolas de una en una.</text:p>
                                  </text:list-item>
                                  <text:list-item>
                                    <text:p text:style-name="P20"><text:span text:style-name="Strong_20_Emphasis"><text:span text:style-name="T23">Trackball</text:span></text:span> <text:span text:style-name="Strong_20_Emphasis">gigante</text:span>: Es un ratón que no necesita desplazarse. Tiene una bola de gran tamaño situada por encima del ratón que se mueve en cualquier dirección y unos botones de gran tamaño facilitando, de esta forma, su uso por las personas con discapacidad motriz. Algunos disponen de un botón adicional que permite ampliar las imágenes con lo que se convierte en una herramienta útil también para las personas con discapacidad visual.</text:p>
                                  </text:list-item>
                                  <text:list-item>
                                    <text:p text:style-name="P21"><text:span text:style-name="Strong_20_Emphasis"><text:span text:style-name="T23">Webcams</text:span></text:span> <text:span text:style-name="Strong_20_Emphasis">para seguimiento de ojos o cara</text:span>: Estas <text:span text:style-name="T23">webcams</text:span> están preparadas para transformar el movimiento de los ojos o la cara en movimientos del puntero del ratón en la pantalla simulando las pulsaciones del ratón con un parpadeo o con un gesto concreto de la cara. Estos dispositivos son adecuados para aquellas personas que tienen una discapacidad motriz severa de las extremidades y además tienen dificultad en el habla como para poder emplear el <text:span text:style-name="T23">software</text:span> de reconocimiento de voz.</text:p>
                                  </text:list-item>
                                </text:list>
                                <text:h text:style-name="Heading_20_5" text:outline-level="5"><text:soft-page-break/>1.3.2.- Dispositivos de salida.</text:h>
                                <text:section text:style-name="Sect1" text:name="id29">
                                  <text:section text:style-name="Sect1" text:name="ta29_73">
                                    <text:p text:style-name="Text_20_body">Los dispositivos de salida en un sistema informático son: la pantalla o monitor donde se visualiza la información y los altavoces que reproducen el sonido. Parece evidente que habrá que adoptar las medidas necesarias para que las personas con discapacidad auditiva puedan tener acceso a la información sonora y que las personas con discapacidad visual puedan tener acceso a toda la información visual presentada en el monitor. Tampoco hay que olvidar que si la información se suministra además con un lenguaje claro y sencillo, las personas con discapacidad auditiva severa y/o cognitiva no tendrán tantos problemas para comprender dicha información.</text:p>
                                    <text:p text:style-name="Text_20_body">Los dispositivos de salida más conocidos empleados como tecnología asistencial son:</text:p>
                                    <text:list xml:id="list1149800795174345362" text:style-name="L12">
                                      <text:list-item>
                                        <text:p text:style-name="P23"><text:span text:style-name="Strong_20_Emphasis">Lectores de pantalla:</text:span> Son programas especialmente útiles para las personas con ceguera o con una discapacidad visual muy grande ya que permiten hacer una lectura de lo que se muestra por pantalla mediante un sintetizador de voz.</text:p>
                                      </text:list-item>
                                      <text:list-item>
                                        <text:p text:style-name="P23"><text:span text:style-name="Strong_20_Emphasis">Ampliadores de pantalla:</text:span> Son programas especialmente útiles en las personas con baja visión ya que permiten ampliar el texto y las imágenes mostrados en el monitor. En este apartado tenemos como ejemplo la lupa que suministran algunos sistemas operativos. En la imagen ilustrativa de este apartado puedes ver como se activa la lupa en el sistema operativo <text:span text:style-name="T23">Windows </text:span>7 y como amplía la zona por la que se desplaza el puntero del ratón que, en el caso de la imagen, corresponde a un texto escrito en el bloc de notas.</text:p>
                                      </text:list-item>
                                      <text:list-item>
                                        <text:p text:style-name="P23"><text:span text:style-name="Strong_20_Emphasis">Líneas Braille</text:span>: Están compuestas por una serie de celdas con 6 u 8 puntos cada una que muestran de forma táctil la misma información que leería un lector de pantalla. Son útiles para las personas ciegas y, sobre todo, para las sordo-ciegas que no se pueden beneficiar de los lectores de pantalla ni de los ampliadores de pantalla.</text:p>
                                      </text:list-item>
                                      <text:list-item>
                                        <text:p text:style-name="P23"><text:span text:style-name="Strong_20_Emphasis">Navegadores para ciegos:</text:span> Son capaces de leer las páginas <text:span text:style-name="T23">web</text:span> en voz alta y los usuarios podrán navegar a través de su voz haciendo uso de una serie de comandos especiales.</text:p>
                                      </text:list-item>
                                    </text:list>
                                    <text:p text:style-name="P16">En el mundo de la <text:span text:style-name="T23">web</text:span> todos somos responsables de la accesibilidad: personas que se dedican al diseño <text:span text:style-name="T23">web</text:span> , empresas que fabrican navegadores y lectores de pantalla o que distribuyen software y crean las herramientas empleadas por los que diseñan sitios <text:span text:style-name="T23">web</text:span> e, incluso, las personas con discapacidades que usan la <text:span text:style-name="T23">web</text:span> como responsables del empleo de la tecnología asistencial.</text:p>
                                    <text:p text:style-name="Text_20_body">Hasta aquí hemos visto en qué consiste la accesibilidad <text:span text:style-name="T23">web</text:span>, cuáles son los tipos de discapacidad y cómo afectan al uso de la <text:span text:style-name="T23">web</text:span> y cómo afrontan el problema las personas con discapacidad mediante el uso de la tecnología asistencial. Pero ¿cómo pueden las personas dedicadas al diseño <text:span text:style-name="T23">web</text:span> contribuir a la accesibilidad en la <text:span text:style-name="T23">web</text:span> ? Hay muchas maneras de contribuir:</text:p>
                                    <text:list xml:id="list6148033319433118837" text:style-name="L13">
                                      <text:list-item>
                                        <text:p text:style-name="P24">Empleando un código <text:span text:style-name="acronym"><text:span text:style-name="T23">XHTML</text:span></text:span> semánticamente correcto.</text:p>
                                      </text:list-item>
                                      <text:list-item>
                                        <text:p text:style-name="P24">Proporcionando un texto descriptivo alternativo a las imágenes.</text:p>
                                      </text:list-item>
                                      <text:list-item>
                                        <text:p text:style-name="P24">Dando nombres significativos a los enlaces para que puedan ser leídos correctamente por los lectores de pantalla. Subtitulando los vídeos facilitaremos su comprensión por parte de las personas con discapacidad auditiva.</text:p>
                                      </text:list-item>
                                      <text:list-item>
                                        <text:p text:style-name="P24">Empleando un lenguaje claro y sencillo facilitaremos su comprensión a las personas con discapacidad cognitiva y aquellas con una discapacidad auditiva severa adquirida en una edad muy temprana.</text:p>
                                      </text:list-item>
                                      <text:list-item>
                                        <text:p text:style-name="P24">Eligiendo un tamaño de letra grande con un buen contraste con el fondo y una adecuada combinación de colores facilitaremos la lectura a las personas con baja visión.</text:p>
                                      </text:list-item>
                                      <text:list-item>
                                        <text:p text:style-name="P24">Creando elementos de interacción lo suficientemente grandes facilitaremos a las personas con alguna discapacidad motriz el poder interactuar con una página.</text:p>
                                      </text:list-item>
                                    </text:list>
                                    <text:p text:style-name="Text_20_body"/>
                                    <text:p text:style-name="Text_20_body"/>
                                    <text:p text:style-name="Text_20_body"/>
                                    <text:h text:style-name="P50" text:outline-level="1"><text:soft-page-break/>2.- El Consorcio World Wide Web (W3C).</text:h>
                                    <text:section text:style-name="Sect1" text:name="id32">
                                      <text:section text:style-name="Sect1" text:name="ta32_73">
                                        <text:p text:style-name="Text_20_body">El <text:span text:style-name="Strong_20_Emphasis">W3C</text:span> es una comunidad internacional que desarrolla estándares que aseguran el crecimiento de la <text:span text:style-name="T23">Web</text:span> a largo plazo. Fue fundada en 1994 y su misión es desarrollar tecnologías interoperables (especificaciones, líneas maestras, software y herramientas) para guiar la <text:span text:style-name="T23">Web</text:span> hacia su máximo potencial. Está formada por empresas y organismos de diferentes países y sectores profesionales entre los cuales figuran algunos ayuntamientos y universidades españolas. Tiene trabajadores a tiempo completo y gran cantidad de colaboradores por todo el mundo. Entre sus directores está <text:span text:style-name="T23">Tim Berners-Lee</text:span>, creador de la <text:span text:style-name="T23">World Wide Web</text:span> en 1989 y fundador de la Fundación <text:span text:style-name="T23">World Wide Web</text:span> en 2009, encargada de financiar y coordinar los esfuerzos para promover el potencial de la <text:span text:style-name="T23">Web</text:span> en beneficio de la humanidad.</text:p>
                                        <text:p text:style-name="Text_20_body">Entre los estándares creados por este consorcio destacamos los que están más relacionados con nuestro módulo "Diseño de interfaces <text:span text:style-name="T23">Web</text:span>":</text:p>
                                        <text:list xml:id="list2021200853008652548" text:style-name="L14">
                                          <text:list-item>
                                            <text:p text:style-name="P25"><text:span text:style-name="Strong_20_Emphasis"><text:span text:style-name="acronym">HTML</text:span></text:span><text:span text:style-name="Strong_20_Emphasis"> 4.01:</text:span> Define la semántica y la estructura de documentos HTML. Su norma se publicó en diciembre de 1999.</text:p>
                                          </text:list-item>
                                          <text:list-item>
                                            <text:p text:style-name="P25"><text:span text:style-name="Strong_20_Emphasis"><text:span text:style-name="acronym"><text:span text:style-name="T23">XHTML</text:span></text:span></text:span><text:span text:style-name="Strong_20_Emphasis"> 1.0:</text:span> Es una reformulación de HTML 4 como un lenguaje <text:span text:style-name="acronym">XML</text:span>. Su norma se publicó en agosto de 2002.</text:p>
                                          </text:list-item>
                                          <text:list-item>
                                            <text:p text:style-name="P25"><text:span text:style-name="Strong_20_Emphasis"><text:span text:style-name="acronym">CSS</text:span></text:span><text:span text:style-name="Strong_20_Emphasis">2:</text:span> Hojas de estilo en cascada, nivel 2. Especificación. Su norma se publicó en abril de 2008.</text:p>
                                          </text:list-item>
                                        </text:list>
                                        <text:p text:style-name="Text_20_body">También podemos decir que actualmente hay trabajos relacionados con el diseño de interfaces que figuran como borradores susceptibles de convertirse en un futuro en un estándar, aunque también podrían ser eliminados o sustituidos por otros:</text:p>
                                        <text:list xml:id="list4757177141911317740" text:style-name="L15">
                                          <text:list-item>
                                            <text:p text:style-name="P26"><text:span text:style-name="Strong_20_Emphasis">CSS 2.1: Hojas de estilo en cascada, nivel 2, revisión 1. Especificación.</text:span> Publicado en diciembre de 2010.</text:p>
                                          </text:list-item>
                                          <text:list-item>
                                            <text:p text:style-name="P26"><text:span text:style-name="Strong_20_Emphasis">CSS Color módulo de nivel 3.</text:span> Publicado en octubre de 2010.</text:p>
                                          </text:list-item>
                                          <text:list-item>
                                            <text:p text:style-name="P26"><text:span text:style-name="Strong_20_Emphasis">Fondos y Bordes de CSS módulo de nivel 3. </text:span>Publicado en febrero de 2011.</text:p>
                                          </text:list-item>
                                        </text:list>
                                        <text:h text:style-name="Heading_20_3" text:outline-level="3">2.1.- Principios fundamentales de acceso al contenido web.</text:h>
                                        <text:section text:style-name="Sect1" text:name="id35">
                                          <text:section text:style-name="Sect1" text:name="ta35_73">
                                            <text:p text:style-name="Text_20_body">Formando parte de la W3C se encuentra la Iniciativa para la Accesibilidad <text:span text:style-name="T23">Web</text:span> (<text:span text:style-name="acronym"><text:span text:style-name="T23">WAI</text:span></text:span>) que desarrolla estrategias, directrices y recursos para ayudar a hacer la <text:span text:style-name="T23">Web</text:span> accesible a las personas con discapacidad. La WAI está desarrollando actualmente las Directrices de Accesibilidad para el Contenido <text:span text:style-name="T23">Web</text:span> 2.0 (<text:span text:style-name="acronym"><text:span text:style-name="T23">WCAG </text:span></text:span>2.0) con amplia participación internacional.</text:p>
                                            <text:p text:style-name="Text_20_body">Una de las funciones de la WAI es desarrollar <text:span text:style-name="Strong_20_Emphasis">pautas y técnicas</text:span> que proporcionen soluciones accesibles para el <text:span text:style-name="T23">software</text:span> de las personas que desarrollan <text:span text:style-name="T23">Web</text:span>. Las pautas de la WAI son consideradas como estándares internacionales de accesibilidad <text:span text:style-name="T23">Web</text:span>.</text:p>
                                            <text:p text:style-name="Text_20_body">Las WCAG 2.0 suceden a las WCAG 1.0, que fueron publicadas como <text:span text:style-name="Strong_20_Emphasis">Recomendación</text:span> del W3C en mayo de 1999. Aunque es posible cumplir con las WCAG 1.0, con las WCAG 2.0 o con ambas, el W3C recomienda que los contenidos nuevos o actualizados sigan las WCAG 2.0. El W3C también recomienda que las políticas de accesibilidad <text:span text:style-name="T23">Web</text:span> hagan referencia a las WCAG 2.0.</text:p>
                                            <text:p text:style-name="Text_20_body">Las WCAG 2.0 se basan en las WCAG 1.0 y se han diseñado para ser aplicadas a una amplia gama de tecnologías <text:span text:style-name="T23">Web</text:span> ahora y en el futuro, y para ser verificables con una combinación de pruebas automatizadas y de evaluación humana.</text:p>
                                            <text:p text:style-name="Text_20_body">En el nivel más alto se sitúan los cuatro principios que proporcionan los fundamentos de la accesibilidad <text:span text:style-name="T23">Web</text:span>: perceptibilidad, operabilidad, comprensibilidad y robustez. Las directrices o pautas y los criterios de éxito se organizan en torno a estos cuatro principios los cuales sientan las bases necesarias para que cualquiera pueda acceder y utilizar el contenido <text:span text:style-name="T23">Web</text:span>.</text:p>
                                            <text:p text:style-name="Text_20_body">Para que cualquier persona que quiera utilizar la <text:span text:style-name="T23">Web</text:span> pueda hacerlo, el contenido de la <text:span text:style-name="T23">Web</text:span> deberá ser:</text:p>
                                            <text:list xml:id="list4208064460899131272" text:style-name="L16">
                                              <text:list-item>
                                                <text:p text:style-name="P27"><text:span text:style-name="Strong_20_Emphasis">Perceptible:</text:span> Los componentes de la interfaz de usuario deben estar presentados de tal manera que los usuarios lo puedan percibir. Esto significa que los usuarios deben ser capaces de percibir la información que se presenta, es decir, la información no puede ser invisible para todos los sentidos del usuario.</text:p>
                                              </text:list-item>
                                              <text:list-item>
                                                <text:p text:style-name="P27"><text:soft-page-break/><text:span text:style-name="Strong_20_Emphasis">Operable:</text:span> Los componentes y la navegación de la interfaz de usuario deben ser operables Esto significa que los usuarios deben ser capaces de operar la interfaz, es decir, la interfaz no puede exigir una interacción que a un usuario le sea imposible de realizar.</text:p>
                                              </text:list-item>
                                              <text:list-item>
                                                <text:p text:style-name="P27"><text:span text:style-name="Strong_20_Emphasis">Comprensible:</text:span> El funcionamiento de la interfaz de usuario debe ser comprensible. Esto significa que los usuarios deben ser capaces de comprender la información, así como el funcionamiento de la interfaz de usuario.</text:p>
                                              </text:list-item>
                                              <text:list-item>
                                                <text:p text:style-name="P27"><text:span text:style-name="Strong_20_Emphasis">Robusto:</text:span> El contenido debe ser lo suficientemente robusto como para ser interpretado de manera fiable por una amplia variedad de aplicaciones de usuario, incluidas las ayudas técnicas. Esto significa que el avance que se produzca en las tecnologías no debe afectar a la accesibilidad <text:span text:style-name="T23">Web</text:span> de los usuarios que emplean dichas tecnologías, es decir, el contenido debe seguir siendo accesible.</text:p>
                                              </text:list-item>
                                            </text:list>
                                            <text:p text:style-name="Text_20_body">Si alguno de estos principios no se cumple, los usuarios con discapacidad no podrán utilizar la <text:span text:style-name="T23">Web</text:span>.</text:p>
                                            <text:p text:style-name="Text_20_body">Bajo cada uno de estos principios hay una serie de directrices y criterios de éxito que ayudan a hacer frente a estos principios por parte de las personas dedicadas al diseño <text:span text:style-name="T23">Web</text:span> y lograr que las personas con discapacidad puedan utilizar la <text:span text:style-name="T23">Web</text:span>. Hay muchas pautas que son de utilidad general y que logran que los contenidos sean más utilizables por todas las personas en general, incluidas aquellas con algún tipo de discapacidad.</text:p>
                                            <text:h text:style-name="Heading_20_3" text:outline-level="3">2.2.- Pautas de Accesibilidad al Contenido en la Web (WCAG).</text:h>
                                            <text:section text:style-name="Sect1" text:name="id37">
                                              <text:section text:style-name="Sect1" text:name="ta37_73">
                                                <text:p text:style-name="Text_20_body">Las Pautas de Accesibilidad para el Contenido <text:span text:style-name="T23">Web</text:span> 2.0 definen cómo crear contenidos <text:span text:style-name="T23">web</text:span> más accesibles para las personas con discapacidad.</text:p>
                                                <text:p text:style-name="Text_20_body">La accesibilidad considera un amplio rango de discapacidades, tales como las visuales, auditivas, físicas, del habla, cognitivas, del lenguaje, de aprendizaje y neurológicas. Aunque estas pautas cubren un amplio rango de discapacidades, no son suficientes para satisfacer las necesidades de personas con todos los tipos, grados y combinaciones de discapacidad posibles. Estas pautas también ayudan a que el contenido sea más usable para las personas mayores, que ven sus habilidades reducidas a causa de la edad y, a menudo, mejoran la usabilidad para los usuarios en general.</text:p>
                                                <text:p text:style-name="Text_20_body">Las WCAG 2.0 tienen 12 pautas que se organizan en los cuatro principios que constituyen los principios generales del diseño accesible mencionados ya en el apartado anterior: <text:span text:style-name="Strong_20_Emphasis">perceptible, operable, comprensible y robusto</text:span>. Las pautas asociadas a cada uno de estos cuatro principios <text:span text:style-name="Strong_20_Emphasis">no son verificables</text:span>, pero proporcionan el marco y los objetivos generales que ayudan a los autores a comprender los criterios de éxito y a implementar mejor las técnicas.</text:p>
                                                <text:p text:style-name="Text_20_body">Pautas y principios de la WCAG 2.0.</text:p>
                                                <table:table table:name="Táboa2" table:style-name="Táboa2">
                                                  <table:table-column table:style-name="Táboa2.A"/>
                                                  <table:table-column table:style-name="Táboa2.B"/>
                                                  <table:table-header-rows>
                                                    <table:table-row>
                                                      <table:table-cell table:style-name="Táboa2.A1" office:value-type="string">
                                                        <text:p text:style-name="P22">PRINCIPIOS</text:p>
                                                      </table:table-cell>
                                                      <table:table-cell table:style-name="Táboa2.A1" office:value-type="string">
                                                        <text:p text:style-name="P22">PAUTAS</text:p>
                                                      </table:table-cell>
                                                    </table:table-row>
                                                  </table:table-header-rows>
                                                  <table:table-row table:style-name="Táboa2.2">
                                                    <table:table-cell table:style-name="Táboa2.A1" office:value-type="string">
                                                      <text:p text:style-name="P22">Perceptible</text:p>
                                                    </table:table-cell>
                                                    <table:table-cell table:style-name="Táboa2.B2" office:value-type="string">
                                                      <text:list xml:id="list13276436443261485" text:style-name="L17">
                                                        <text:list-item>
                                                          <text:p text:style-name="P28">Proporcionar alternativas textuales para todo el contenido no textual (imágenes, mapas, enlaces, botones), de manera que pueda modificarse para ajustarse a las necesidades de las personas.</text:p>
                                                        </text:list-item>
                                                        <text:list-item>
                                                          <text:p text:style-name="P28">Proporcionar alternativas sincronizadas para contenidos multimedia sincronizados dependientes del tiempo.</text:p>
                                                        </text:list-item>
                                                        <text:list-item>
                                                          <text:p text:style-name="P28">Crear contenido que pueda ser presentado de diferentes maneras y sin perder la información ni su estructura.</text:p>
                                                        </text:list-item>
                                                        <text:list-item>
                                                          <text:p text:style-name="P28">Facilitar a los usuarios la visión y la audición del contenido.</text:p>
                                                        </text:list-item>
                                                      </text:list>
                                                    </table:table-cell>
                                                  </table:table-row>
                                                  <table:table-row table:style-name="Táboa2.2">
                                                    <table:table-cell table:style-name="Táboa2.A1" office:value-type="string">
                                                      <text:p text:style-name="P22">Operable</text:p>
                                                    </table:table-cell>
                                                    <table:table-cell table:style-name="Táboa2.B3" office:value-type="string">
                                                      <text:list xml:id="list4422498543474769078" text:style-name="L18">
                                                        <text:list-item>
                                                          <text:p text:style-name="P29">Hacer que toda la funcionalidad esté disponible desde el teclado.</text:p>
                                                        </text:list-item>
                                                        <text:list-item>
                                                          <text:p text:style-name="P29">Dar a los usuarios el tiempo suficiente para leer y usar el contenido.</text:p>
                                                        </text:list-item>
                                                        <text:list-item>
                                                          <text:p text:style-name="P29">No diseñar contenido que pueda causar convulsiones.</text:p>
                                                        </text:list-item>
                                                        <text:list-item>
                                                          <text:p text:style-name="P29">Proporcionar medios que sirvan de ayuda a los usuarios a la hora de navegar, localizar contenido y determinar dónde se encuentran.</text:p>
                                                        </text:list-item>
                                                      </text:list>
                                                    </table:table-cell>
                                                  </table:table-row>
                                                  <text:soft-page-break/>
                                                  <table:table-row table:style-name="Táboa2.2">
                                                    <table:table-cell table:style-name="Táboa2.A1" office:value-type="string">
                                                      <text:p text:style-name="P22">Comprensible</text:p>
                                                    </table:table-cell>
                                                    <table:table-cell table:style-name="Táboa2.B4" office:value-type="string">
                                                      <text:list xml:id="list7289322876538637635" text:style-name="L19">
                                                        <text:list-item>
                                                          <text:p text:style-name="P30">Hacer que el contenido textual sea legible y comprensible.</text:p>
                                                        </text:list-item>
                                                        <text:list-item>
                                                          <text:p text:style-name="P30">Crear páginas web cuya apariencia y operabilidad sean predecibles.</text:p>
                                                        </text:list-item>
                                                        <text:list-item>
                                                          <text:p text:style-name="P30">Ayudar a los usuarios a evitar los errores y a corregirlos.</text:p>
                                                        </text:list-item>
                                                      </text:list>
                                                    </table:table-cell>
                                                  </table:table-row>
                                                  <table:table-row table:style-name="Táboa2.2">
                                                    <table:table-cell table:style-name="Táboa2.A1" office:value-type="string">
                                                      <text:p text:style-name="P22">Robusto</text:p>
                                                    </table:table-cell>
                                                    <table:table-cell table:style-name="Táboa2.B5" office:value-type="string">
                                                      <text:list xml:id="list7911396079012048992" text:style-name="L20">
                                                        <text:list-item text:start-value="1">
                                                          <text:p text:style-name="P31">Maximizar la compatibilidad con los agentes de usuario actuales y futuros, incluyendo las tecnologías asistivas.</text:p>
                                                        </text:list-item>
                                                      </text:list>
                                                    </table:table-cell>
                                                  </table:table-row>
                                                </table:table>
                                              </text:section>
                                            </text:section>
                                            <text:h text:style-name="Heading_20_3" text:outline-level="3">2.3.- Criterios de éxito y niveles de conformidad.</text:h>
                                            <text:section text:style-name="Sect1" text:name="id39">
                                              <text:section text:style-name="Sect1" text:name="ta39_73">
                                                <text:p text:style-name="Text_20_body">Para cada pauta se proporcionan los<text:span text:style-name="Strong_20_Emphasis"> criterios de éxito verificables</text:span> que permiten emplear las WCAG 2.0 en aquellas situaciones en las que existan requisitos y necesidad de evaluación de conformidad como: especificaciones de diseño, compras, regulación o acuerdos contractuales.</text:p>
                                                <text:p text:style-name="Text_20_body">Con el fin de cumplir con las necesidades de los diferentes grupos y situaciones, se definen tres niveles de conformidad: A (el más bajo), AA y AAA (el más alto).</text:p>
                                                <text:list xml:id="list7350444370240558013" text:style-name="L21">
                                                  <text:list-item>
                                                    <text:p text:style-name="P32">WCAG 2.0 Nivel A: Para lograr conformidad con el nivel A, la página <text:span text:style-name="T23">web</text:span> satisface todos los criterios de éxito del nivel A, o proporciona una versión alternativa conforme al nivel A.</text:p>
                                                  </text:list-item>
                                                  <text:list-item>
                                                    <text:p text:style-name="P32">WCAG 2.0 Nivel AA: Para lograr conformidad con el nivel AA, la página <text:span text:style-name="T23">web</text:span> satisface todos los criterios de éxito de los niveles A y AA, o se proporciona una versión alternativa conforme al nivel AA.</text:p>
                                                  </text:list-item>
                                                  <text:list-item>
                                                    <text:p text:style-name="P32">WCAG 2.0 Nivel AAA: Para lograr conformidad con el nivel AAA, la página <text:span text:style-name="T23">web</text:span> satisface todos los criterios de éxito de los niveles A, AA y AAA, o proporciona una versión alternativa conforme al nivel AAA.</text:p>
                                                  </text:list-item>
                                                </text:list>
                                                <text:p text:style-name="Text_20_body">En la imagen que ilustra este apartado se pueden ver los logotipos que la W3C pone a disposición de las personas dedicadas al diseño <text:span text:style-name="T23">web</text:span> para que coloquen en sus páginas en función del nivel de conformidad alcanzado en su diseño.</text:p>
                                                <text:p text:style-name="Text_20_body">WCAG 2.0 establece un conjunto de criterios de éxito para definir la conformidad de acuerdo a sus directrices o pautas 2.0.</text:p>
                                                <text:p text:style-name="Text_20_body"><text:span text:style-name="T25">Un criterio de éxito es una afirmación comprobable que puede ser verdadera o falsa cuando se aplica a un contenido </text:span><text:span text:style-name="T26">web</text:span><text:span text:style-name="T25"> específico</text:span>.</text:p>
                                                <text:p text:style-name="Text_20_body">Cada criterio de éxito incluye su intención, los términos clave que se utilizan en el criterio de éxito, y cómo los criterios de éxito pueden ayudar a la gente con diferentes tipos de discapacidad</text:p>
                                                <text:h text:style-name="Heading_20_3" text:outline-level="3">2.4.- Técnicas de accesibilidad Web.</text:h>
                                                <text:section text:style-name="Sect1" text:name="id42">
                                                  <text:section text:style-name="Sect1" text:name="ta42_73">
                                                    <text:p text:style-name="Text_20_body">Para cada una de las pautas y criterios de éxito, el grupo de trabajo de las WCAG 2.0 ha documentado también una amplia variedad de técnicas. En total hay más de 375 técnicas que están en continua revisión.</text:p>
                                                    <text:p text:style-name="Text_20_body">Las técnicas son informativas, no normativas, y se agrupan en dos categorías:</text:p>
                                                    <text:list xml:id="list852755421561489615" text:style-name="L22">
                                                      <text:list-item>
                                                        <text:p text:style-name="P33"><text:span text:style-name="Strong_20_Emphasis">Técnicas</text:span> que son <text:span text:style-name="Strong_20_Emphasis">suficientes</text:span> para satisfacer los criterios de éxito. La mayoría de los criterios de éxito tienen asociada una lista de técnicas suficientes.</text:p>
                                                      </text:list-item>
                                                      <text:list-item>
                                                        <text:p text:style-name="P33"><text:span text:style-name="Strong_20_Emphasis">Técnicas</text:span> que son <text:span text:style-name="Strong_20_Emphasis">recomendables</text:span>. Las técnicas recomendables van más allá de los requisitos de cada criterio de éxito individual y permiten a los autores afrontar mejor las pautas. También tienen una serie de técnicas de asesoramiento que pueden mejorar la accesibilidad, pero no se califican como técnicas suficientes por no ser suficientes para cumplir todos los requisitos de los criterios de éxito, no ser comprobables, y/o por ser técnicas buenas y eficaces en algunas circunstancias, pero no en otras.</text:p>
                                                      </text:list-item>
                                                    </text:list>
                                                    <text:p text:style-name="Text_20_body"/>
                                                    <text:h text:style-name="Heading_20_3" text:outline-level="3"><text:soft-page-break/>2.5.- Declaración de conformidad de documentos Web.</text:h>
                                                    <text:section text:style-name="Sect1" text:name="id46">
                                                      <text:section text:style-name="Sect1" text:name="ta46_73">
                                                        <text:p text:style-name="Text_20_body">Para hacer una declaración de conformidad de una página <text:span text:style-name="T23">Web</text:span> conforme con las WCAG 2.0 habrá que satisfacer cada uno de los siguientes requisitos:</text:p>
                                                        <text:list xml:id="list733365082821831337" text:style-name="L23">
                                                          <text:list-item>
                                                            <text:p text:style-name="P34"><text:span text:style-name="Strong_20_Emphasis">Nivel de conformidad:</text:span> Se satisface por completo uno de los tres niveles de conformidad.</text:p>
                                                            <text:list>
                                                              <text:list-item>
                                                                <text:p text:style-name="P34"><text:span text:style-name="Strong_20_Emphasis">Nivel A: </text:span>La página <text:span text:style-name="T23">Web</text:span> satisface todos los criterios de éxito de nivel A, o se proporciona una versión alternativa conforme.</text:p>
                                                              </text:list-item>
                                                              <text:list-item>
                                                                <text:p text:style-name="P34"><text:span text:style-name="Strong_20_Emphasis">Nivel AA: </text:span>La página <text:span text:style-name="T23">Web</text:span> satisface todos los criterios de éxito de nivel A y AA, o se proporciona una versión alternativa conforme al nivel AA.</text:p>
                                                              </text:list-item>
                                                              <text:list-item>
                                                                <text:p text:style-name="P34"><text:span text:style-name="Strong_20_Emphasis">Nivel AAA: </text:span>La página <text:span text:style-name="T23">Web</text:span> satisface todos los criterios de éxito de nivel A, AA y AAA, o se proporciona una versión alternativa conforme al nivel AAA.</text:p>
                                                              </text:list-item>
                                                            </text:list>
                                                          </text:list-item>
                                                          <text:list-item>
                                                            <text:p text:style-name="P34"><text:span text:style-name="Strong_20_Emphasis">Páginas completas:</text:span> El nivel de conformidad sólo se aplica a páginas <text:span text:style-name="T23">Web</text:span> completas.</text:p>
                                                          </text:list-item>
                                                          <text:list-item>
                                                            <text:p text:style-name="P34"><text:span text:style-name="Strong_20_Emphasis">Procesos completos:</text:span> Todas y cada una de las páginas <text:span text:style-name="T23">Web</text:span> que conforman un proceso deben ser conformes al nivel especificado o a uno superior</text:p>
                                                            <text:list>
                                                              <text:list-item>
                                                                <text:p text:style-name="P34">Ejemplo:Una tienda con servicio de venta por Internet tiene una serie de páginas que se emplean para seleccionar y comprar productos. Todas las páginas de la serie de principio a fin (hasta la realización del pago) deben ser conformes para que cada una de las página del proceso sea conforme.</text:p>
                                                              </text:list-item>
                                                            </text:list>
                                                          </text:list-item>
                                                          <text:list-item>
                                                            <text:p text:style-name="P34"><text:span text:style-name="Strong_20_Emphasis">Sólo tecnologías con soporte para la accesibilidad:</text:span> Cualquier información o funcionalidad implementada con tecnologías no compatibles con la accesibilidad debe estar disponible, también, a través de tecnologías compatibles con la accesibilidad.</text:p>
                                                          </text:list-item>
                                                          <text:list-item>
                                                            <text:p text:style-name="P34"><text:span text:style-name="Strong_20_Emphasis">No interferencia:</text:span> El uso de tecnologías no compatibles con la accesibilidad y el uso no-conforme de tecnologías compatibles con la accesibilidad no bloquean el acceso del usuario al resto de la página.</text:p>
                                                            <text:p text:style-name="P35">La declaración de conformidad es opcional y se define exclusivamente para páginas <text:span text:style-name="T23">Web</text:span>. No obstante, la declaración de conformidad puede abarcar una página, una serie de páginas o múltiples páginas <text:span text:style-name="T23">Web</text:span> relacionadas. En la imagen que ilustra este apartado puedes ver algunos ejemplos. En el segundo de ellos se utilizan los patrones para nombrar las páginas que se incluyen y/o las que se excluyen en la declaración.</text:p>
                                                            <text:p text:style-name="P35"><text:span text:style-name="T25">Las declaraciones de conformidad </text:span><text:span text:style-name="Strong_20_Emphasis"><text:span text:style-name="T25">no son exigibles</text:span></text:span><text:span text:style-name="T25">. Los autores pueden lograr páginas conformes a las Pautas 2.0 sin necesidad de declarar tal conformidad. No obstante, si se hace una declaración de conformidad, entonces tal declaración </text:span><text:span text:style-name="Strong_20_Emphasis"><text:span text:style-name="T25">debe</text:span></text:span><text:span text:style-name="T25"> incluir la siguiente información:</text:span></text:p>
                                                          </text:list-item>
                                                        </text:list>
                                                      </text:section>
                                                    </text:section>
                                                    <text:section text:style-name="Sect1" text:name="id47">
                                                      <text:section text:style-name="Sect1" text:name="ta47_70">
                                                        <text:list xml:id="list8520512179668921428" text:style-name="L24">
                                                          <text:list-item>
                                                            <text:p text:style-name="P36"><text:span text:style-name="Strong_20_Emphasis"><text:span text:style-name="T25">Fecha</text:span></text:span><text:span text:style-name="T25"> de la declaración.</text:span></text:p>
                                                          </text:list-item>
                                                          <text:list-item>
                                                            <text:p text:style-name="P36"><text:span text:style-name="Strong_20_Emphasis"><text:span text:style-name="T25">Título de las Pautas, versión y </text:span></text:span><text:span text:style-name="Strong_20_Emphasis"><text:span text:style-name="acronym"><text:span text:style-name="T26">URI</text:span></text:span></text:span><text:span text:style-name="Strong_20_Emphasis"><text:span text:style-name="T25">: </text:span></text:span><text:span text:style-name="T25">"</text:span><text:span text:style-name="T26">Web Content Accessibility Guidelines</text:span><text:span text:style-name="T25"> 2.0 en http://www.w3.org/TR/2008/REC-WCAG20-20081211/"</text:span></text:p>
                                                          </text:list-item>
                                                          <text:list-item>
                                                            <text:p text:style-name="P36"><text:span text:style-name="Strong_20_Emphasis"><text:span text:style-name="T25">Nivel de conformidad</text:span></text:span><text:span text:style-name="T25"> satisfecho: (Nivel A, AA o AAA).</text:span></text:p>
                                                          </text:list-item>
                                                          <text:list-item>
                                                            <text:p text:style-name="P36"><text:span text:style-name="Strong_20_Emphasis"><text:span text:style-name="T25">Una descripción detallada de las páginas </text:span></text:span><text:span text:style-name="T26">web</text:span><text:span text:style-name="T25">, así como una lista de todas las </text:span><text:span text:style-name="acronym"><text:span text:style-name="T26">URI</text:span></text:span><text:span text:style-name="T25"> para las que se hace la declaración, especificando los subdominios a los que abarca la declaración.</text:span></text:p>
                                                          </text:list-item>
                                                          <text:list-item>
                                                            <text:p text:style-name="P36"><text:span text:style-name="T25">Una lista de las </text:span><text:span text:style-name="Strong_20_Emphasis"><text:span text:style-name="T25">tecnologías de contenido </text:span></text:span><text:span text:style-name="T26">web</text:span><text:span text:style-name="Strong_20_Emphasis"><text:span text:style-name="T25"> en las que se confía (el contenido no sería conforme si dicha tecnología se desconecta o no se soporta)</text:span></text:span><text:span text:style-name="T25">.</text:span></text:p>
                                                          </text:list-item>
                                                        </text:list>
                                                        <text:p text:style-name="Text_20_body"/>
                                                        <text:p text:style-name="Text_20_body"/>
                                                        <text:p text:style-name="Text_20_body"><text:span text:style-name="T25"/></text:p>
                                                        <text:h text:style-name="Heading_20_3" text:outline-level="3"><text:soft-page-break/>2.6.- Herramientas de evaluación de la accesibilidad.</text:h>
                                                        <text:section text:style-name="Sect1" text:name="id49">
                                                          <text:section text:style-name="Sect1" text:name="ta49_73">
                                                            <text:p text:style-name="Text_20_body">Si queremos hacer una declaración de conformidad, tal y como vimos en el apartado anterior, tendremos que realizar primero una validación de nuestras páginas. Sólo así, podremos confirmar cuál es el nivel de conformidad alcanzado en todas ellas. En la imagen se ha empleado la versión BETA pública del analizador de las WCAG 2.0 con la URL de la página del Ministerio de Educación y Ciencia del <text:span text:style-name="acronym">CTIC</text:span>.</text:p>
                                                            <text:p text:style-name="Text_20_body"><text:span text:style-name="acronym">INTECO</text:span> en sus "Guías Prácticas de Comprobación de Accesibilidad: Herramientas de evaluación de la accesibilidad <text:span text:style-name="T23">web</text:span>" nos propone un proceso de evaluación de la Accesibilidad del contenido Web que consta de dos fases:</text:p>
                                                            <text:list xml:id="list1738600803338366299" text:style-name="L25">
                                                              <text:list-item>
                                                                <text:p text:style-name="P37">En primer lugar se debe realizar un análisis automático que detecte los problemas de accesibilidad. Las herramientas automáticas han de entenderse como una ayuda en el proceso de evaluación y no como un análisis completo ni infalible.</text:p>
                                                              </text:list-item>
                                                              <text:list-item>
                                                                <text:p text:style-name="P37">Como complemento de la evaluación automática ha de realizarse una evaluación manual para identificar todos aquellos problemas que no pueden ser comprobados en la primera fase y revisar aquellos dudosos que requieren de pruebas adicionales para su comprobación completa.</text:p>
                                                              </text:list-item>
                                                            </text:list>
                                                            <text:p text:style-name="Text_20_body">También propone una serie de herramientas para cada una de las dos fases.</text:p>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style:font-face style:name="helvetica1" svg:font-family="helvetica, Arial, sans-serif"/>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adornments="Estándar" style:font-family-generic="swiss" style:font-pitch="variable"/>
    <style:font-face style:name="Liberation Sans2" svg:font-family="'Liberation Sans'" style:font-adornments="Grosa"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gl" fo:country="E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Estándar" style:font-family-generic="swiss" style:font-pitch="variable" fo:font-size="9pt" style:font-size-asian="10.5pt"/>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color="#000000"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000000" style:font-name="Liberation Sans2" fo:font-family="'Liberation Sans'" style:font-style-name="Grosa" style:font-family-generic="swiss" style:font-pitch="variable" fo:font-size="14pt" style:text-underline-style="solid" style:text-underline-width="auto" style:text-underline-color="#000000" fo:font-weight="bold" style:font-name-asian="Droid Sans Fallback" style:font-family-asian="'Droid Sans Fallback'"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fo:background-color="#cccccc">
        <style:background-image/>
      </style:paragraph-properties>
      <style:text-properties fo:color="#000000" style:font-name="Liberation Sans2" fo:font-family="'Liberation Sans'" style:font-style-name="Grosa" style:font-family-generic="swiss" style:font-pitch="variable" fo:font-size="18pt" fo:font-weight="bold" style:font-name-asian="Droid Sans Fallback" style:font-family-asian="'Droid Sans Fallback'"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FreeSans" fo:font-size="14pt" fo:font-weight="bold" officeooo:rsid="001e8755" officeooo:paragraph-rsid="001e8755" style:font-size-asian="14pt" style:font-weight-asian="bold" style:font-size-complex="14pt" style:font-weight-complex="bold"/>
    </style:style>
    <style:style style:name="MP2" style:family="paragraph" style:parent-style-name="Standard">
      <style:paragraph-properties fo:text-align="end" style:justify-single-word="false"/>
      <style:text-properties style:font-name="FreeSans" fo:font-size="9pt" officeooo:paragraph-rsid="0018212c" style:font-size-asian="9pt" style:font-size-complex="9pt"/>
    </style:style>
    <style:style style:name="MP3" style:family="paragraph" style:parent-style-name="Standard">
      <style:paragraph-properties fo:text-align="end" style:justify-single-word="false"/>
      <style:text-properties style:font-name="FreeSans" fo:font-size="14pt" fo:font-weight="bold" officeooo:rsid="001a489f" officeooo:paragraph-rsid="001a489f" style:font-size-asian="14pt" style:font-weight-asian="bold" style:font-size-complex="14pt" style:font-weight-complex="bold"/>
    </style:style>
    <style:style style:name="MP4" style:family="paragraph" style:parent-style-name="Standard">
      <style:paragraph-properties fo:text-align="end" style:justify-single-word="false"/>
      <style:text-properties style:font-name="FreeSans" fo:font-size="11pt" fo:font-weight="bold" officeooo:rsid="000e3434" officeooo:paragraph-rsid="0018212c" style:font-size-asian="11pt" style:font-weight-asian="bold" style:font-size-complex="11pt" style:font-weight-complex="bold"/>
    </style:style>
    <style:style style:name="MP5" style:family="paragraph" style:parent-style-name="Footer">
      <style:paragraph-properties fo:text-align="end" style:justify-single-word="false"/>
      <style:text-properties fo:font-size="9pt" officeooo:paragraph-rsid="000d4354" style:font-size-asian="9pt" style:font-size-complex="9pt"/>
    </style:style>
    <style:style style:name="MP6" style:family="paragraph" style:parent-style-name="Footer">
      <style:paragraph-properties fo:text-align="end" style:justify-single-word="false"/>
      <style:text-properties style:font-name="FreeSans" fo:font-size="10pt" fo:font-weight="bold" officeooo:paragraph-rsid="000d4354" style:font-size-asian="10pt" style:font-weight-asian="bold" style:font-size-complex="10pt" style:font-weight-complex="bold"/>
    </style:style>
    <style:style style:name="MT1" style:family="text">
      <style:text-properties officeooo:rsid="0032fe24"/>
    </style:style>
    <style:style style:name="MT2" style:family="text">
      <style:text-properties fo:font-size="11pt" fo:font-weight="bold" officeooo:rsid="000e3434" style:font-size-asian="11pt" style:font-weight-asian="bold" style:font-size-complex="11pt" style:font-weight-complex="bold"/>
    </style:style>
    <style:style style:name="MT3" style:family="text">
      <style:text-properties fo:font-size="11pt" fo:font-weight="bold" officeooo:rsid="0032fe24" style:font-size-asian="11pt" style:font-weight-asian="bold" style:font-size-complex="11pt" style:font-weight-complex="bold"/>
    </style:style>
    <style:style style:name="MT4" style:family="text">
      <style:text-properties style:font-name="FreeSans" fo:font-style="italic" fo:font-weight="normal" officeooo:rsid="000e3434" style:font-style-asian="italic" style:font-weight-asian="normal" style:font-style-complex="italic" style:font-weight-complex="normal"/>
    </style:style>
    <style:style style:name="MT5" style:family="text">
      <style:text-properties style:font-name="FreeSans" fo:font-weight="normal" officeooo:rsid="000e3434" style:font-weight-asian="normal" style:font-weight-complex="normal"/>
    </style:style>
    <style:style style:name="MT6" style:family="text">
      <style:text-properties style:font-name="FreeSans" fo:font-weight="normal" officeooo:rsid="001e8755" style:font-weight-asian="normal" style:font-weight-complex="normal"/>
    </style:style>
    <style:style style:name="MT7" style:family="text">
      <style:text-properties style:font-name="FreeSans" fo:font-weight="normal" officeooo:rsid="0032fe24" style:font-weight-asian="normal" style:font-weight-complex="normal"/>
    </style:style>
    <style:style style:name="MT8" style:family="text">
      <style:text-properties style:font-name="FreeSans" fo:font-weight="normal" officeooo:rsid="000d4354" style:font-weight-asian="normal" style:font-weight-complex="normal"/>
    </style:style>
    <style:style style:name="MT9" style:family="text">
      <style:text-properties style:font-name="FreeSans" fo:font-weight="normal" style:font-weight-asian="normal" style:font-weight-complex="normal"/>
    </style:style>
    <style:style style:name="MT10" style:family="text">
      <style:text-properties style:font-name="FreeSans"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1.235cm" fo:margin-bottom="1.63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609cm" fo:margin-left="0cm" fo:margin-right="0cm" fo:margin-bottom="0.499cm" style:dynamic-spacing="false"/>
      </style:header-style>
      <style:footer-style>
        <style:header-footer-properties svg:height="1.099cm" fo:margin-left="0cm" fo:margin-right="0cm" fo:margin-top="0.499cm" style:dynamic-spacing="false"/>
      </style:footer-style>
    </style:page-layout>
  </office:automatic-styles>
  <office:master-styles>
    <style:master-page style:name="Standard" style:page-layout-name="Mpm1">
      <style:header>
        <text:p text:style-name="MP1">DIW</text:p>
        <text:p text:style-name="MP2"><text:span text:style-name="MT1">Accesibilidad en la Web</text:span>_<text:span text:style-name="MT2">0</text:span><text:span text:style-name="MT3">2</text:span></text:p>
      </style:header>
      <style:header-first>
        <text:p text:style-name="MP3"/>
        <text:p text:style-name="MP4"/>
      </style:header-first>
      <style:footer>
        <text:p text:style-name="MP5"><text:span text:style-name="MT4">:::Adrián Álvarez Lois:::</text:span><text:span text:style-name="MT5"><text:tab/><text:tab/> <text:s text:c="2"/></text:span><text:span text:style-name="MT6">DIW0</text:span><text:span text:style-name="MT7">2</text:span><text:span text:style-name="MT8">_Contenidos</text:span><text:span text:style-name="MT9">_ </text:span><text:span text:style-name="MT10"><text:page-number text:select-page="current">11</text:page-number></text:span></text:p>
      </style:footer>
      <style:footer-first>
        <text:p text:style-name="MP6"/>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8T05:07:19.322377040</meta:creation-date>
    <dc:date>2016-11-24T18:07:38.769094986</dc:date>
    <meta:editing-duration>PT3H7M5S</meta:editing-duration>
    <meta:editing-cycles>39</meta:editing-cycles>
    <meta:generator>LibreOffice/4.3.3.2$Linux_X86_64 LibreOffice_project/430m0$Build-2</meta:generator>
    <meta:print-date>2016-10-29T15:44:37.442608222</meta:print-date>
    <meta:document-statistic meta:table-count="2" meta:image-count="0" meta:object-count="0" meta:page-count="11" meta:paragraph-count="198" meta:word-count="5149" meta:character-count="32237" meta:non-whitespace-character-count="27363"/>
  </office:meta>
</office:document-meta>
</file>